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0pt" fo:font-weight="bold" officeooo:rsid="0002c1b8" officeooo:paragraph-rsid="00036e17" fo:background-color="#ffffff" style:font-size-asian="10pt" style:font-weight-asian="bold" style:font-size-complex="10pt" style:font-weight-complex="bold"/>
    </style:style>
    <style:style style:name="P2" style:family="paragraph" style:parent-style-name="Preformatted_20_Text">
      <style:text-properties fo:color="#000000" style:font-name="Arial" fo:font-size="10pt" fo:font-weight="normal" officeooo:rsid="0094e71e" officeooo:paragraph-rsid="0003fc07"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96ab79" officeooo:paragraph-rsid="0003fc07"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984d70" officeooo:paragraph-rsid="0003fc07"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997568" officeooo:paragraph-rsid="0003fc07"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09aacc2" officeooo:paragraph-rsid="0003fc07"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027d0fc" officeooo:paragraph-rsid="0003fc07"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27d0fc" officeooo:paragraph-rsid="0022fb9c"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9e8c75" officeooo:paragraph-rsid="0003fc07"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09f9c90" officeooo:paragraph-rsid="0003fc07" fo:background-color="#ffffff" style:font-size-asian="10pt" style:font-weight-asian="normal" style:font-size-complex="10pt" style:font-weight-complex="normal"/>
    </style:style>
    <style:style style:name="P11" style:family="paragraph" style:parent-style-name="Preformatted_20_Text">
      <style:text-properties fo:color="#000000" style:font-name="Arial" fo:font-size="10pt" fo:font-weight="normal" officeooo:rsid="00a44a5d" officeooo:paragraph-rsid="0003fc07" fo:background-color="#ffffff" style:font-size-asian="10pt" style:font-weight-asian="normal" style:font-size-complex="10pt" style:font-weight-complex="normal"/>
    </style:style>
    <style:style style:name="P12" style:family="paragraph" style:parent-style-name="Preformatted_20_Text">
      <style:text-properties fo:color="#000000" style:font-name="Arial" fo:font-size="10pt" fo:font-weight="normal" officeooo:rsid="00a44a5d" officeooo:paragraph-rsid="0035d22d" fo:background-color="#ffffff" style:font-size-asian="10pt" style:font-weight-asian="normal" style:font-size-complex="10pt" style:font-weight-complex="normal"/>
    </style:style>
    <style:style style:name="P13" style:family="paragraph" style:parent-style-name="Preformatted_20_Text">
      <style:text-properties fo:color="#000000" style:font-name="Arial" fo:font-size="10pt" fo:font-weight="normal" officeooo:rsid="002a98c2" officeooo:paragraph-rsid="0003fc07" fo:background-color="#ffffff" style:font-size-asian="10pt" style:font-weight-asian="normal" style:font-size-complex="10pt" style:font-weight-complex="normal"/>
    </style:style>
    <style:style style:name="P14" style:family="paragraph" style:parent-style-name="Preformatted_20_Text">
      <style:text-properties fo:color="#000000" style:font-name="Arial" fo:font-size="10pt" fo:font-weight="normal" officeooo:rsid="002c32f6" officeooo:paragraph-rsid="002c32f6" fo:background-color="#ffffff" style:font-size-asian="10pt" style:font-weight-asian="normal" style:font-size-complex="10pt" style:font-weight-complex="normal"/>
    </style:style>
    <style:style style:name="P15" style:family="paragraph" style:parent-style-name="Preformatted_20_Text">
      <style:text-properties fo:color="#000000" style:font-name="Arial" fo:font-size="10pt" fo:font-weight="normal" officeooo:rsid="002cd530" officeooo:paragraph-rsid="002cd530" fo:background-color="#ffffff" style:font-size-asian="10pt" style:font-weight-asian="normal" style:font-size-complex="10pt" style:font-weight-complex="normal"/>
    </style:style>
    <style:style style:name="P16" style:family="paragraph" style:parent-style-name="Preformatted_20_Text">
      <style:text-properties fo:color="#000000" style:font-name="Arial" fo:font-size="10pt" fo:font-weight="normal" officeooo:rsid="002f8c2e" officeooo:paragraph-rsid="002f8c2e" fo:background-color="#ffffff" style:font-size-asian="10pt" style:font-weight-asian="normal" style:font-size-complex="10pt" style:font-weight-complex="normal"/>
    </style:style>
    <style:style style:name="P17" style:family="paragraph" style:parent-style-name="Preformatted_20_Text">
      <style:text-properties fo:color="#000000" style:font-name="Arial" fo:font-size="10pt" fo:font-weight="normal" officeooo:rsid="0031d171" officeooo:paragraph-rsid="0031d171" fo:background-color="#ffffff" style:font-size-asian="10pt" style:font-weight-asian="normal" style:font-size-complex="10pt" style:font-weight-complex="normal"/>
    </style:style>
    <style:style style:name="P18" style:family="paragraph" style:parent-style-name="Preformatted_20_Text">
      <style:text-properties fo:color="#000000" style:font-name="Arial" fo:font-size="10pt" fo:font-weight="normal" officeooo:rsid="0035d22d" officeooo:paragraph-rsid="00361b66" fo:background-color="#ffffff" style:font-size-asian="10pt" style:font-weight-asian="normal" style:font-size-complex="10pt" style:font-weight-complex="normal"/>
    </style:style>
    <style:style style:name="P19" style:family="paragraph" style:parent-style-name="Preformatted_20_Text">
      <style:text-properties fo:color="#000000" style:font-name="Arial" fo:font-size="10pt" fo:font-weight="normal" officeooo:rsid="00361b66" officeooo:paragraph-rsid="00361b66" fo:background-color="#ffffff" style:font-size-asian="10pt" style:font-weight-asian="normal" style:font-size-complex="10pt" style:font-weight-complex="normal"/>
    </style:style>
    <style:style style:name="P20" style:family="paragraph" style:parent-style-name="Preformatted_20_Text">
      <style:text-properties fo:color="#000000" style:font-name="Arial" fo:font-size="10pt" fo:font-weight="normal" officeooo:rsid="0037e405" officeooo:paragraph-rsid="0037e405" fo:background-color="#ffffff" style:font-size-asian="10pt" style:font-weight-asian="normal" style:font-size-complex="10pt" style:font-weight-complex="normal"/>
    </style:style>
    <style:style style:name="P21" style:family="paragraph" style:parent-style-name="Preformatted_20_Text">
      <style:text-properties fo:color="#000000" style:font-name="Arial" fo:font-size="10pt" fo:font-weight="normal" officeooo:rsid="003a8548" officeooo:paragraph-rsid="003a8548" fo:background-color="#ffffff" style:font-size-asian="10pt" style:font-weight-asian="normal" style:font-size-complex="10pt" style:font-weight-complex="normal"/>
    </style:style>
    <style:style style:name="P22" style:family="paragraph" style:parent-style-name="Preformatted_20_Text">
      <style:text-properties fo:color="#000000" style:font-name="Arial" fo:font-size="10pt" fo:font-weight="normal" officeooo:rsid="003ce38b" officeooo:paragraph-rsid="009346ad" fo:background-color="#ffffff" style:font-size-asian="10pt" style:font-weight-asian="normal" style:font-size-complex="10pt" style:font-weight-complex="normal"/>
    </style:style>
    <style:style style:name="P23" style:family="paragraph" style:parent-style-name="Preformatted_20_Text">
      <style:text-properties fo:color="#000000" style:font-name="Arial" fo:font-size="10pt" fo:font-weight="normal" officeooo:rsid="003f4ae5" officeooo:paragraph-rsid="003f4ae5" fo:background-color="#ffffff" style:font-size-asian="10pt" style:font-weight-asian="normal" style:font-size-complex="10pt" style:font-weight-complex="normal"/>
    </style:style>
    <style:style style:name="P24" style:family="paragraph" style:parent-style-name="Preformatted_20_Text">
      <style:text-properties fo:color="#000000" style:font-name="Arial" fo:font-size="10pt" fo:font-weight="normal" officeooo:rsid="003f4ae5" officeooo:paragraph-rsid="004b20b9" fo:background-color="#ffffff" style:font-size-asian="10pt" style:font-weight-asian="normal" style:font-size-complex="10pt" style:font-weight-complex="normal"/>
    </style:style>
    <style:style style:name="P25" style:family="paragraph" style:parent-style-name="Preformatted_20_Text">
      <style:text-properties fo:color="#000000" style:font-name="Arial" fo:font-size="10pt" fo:font-weight="normal" officeooo:rsid="003f4ae5" officeooo:paragraph-rsid="0068db7d" fo:background-color="#ffffff" style:font-size-asian="10pt" style:font-weight-asian="normal" style:font-size-complex="10pt" style:font-weight-complex="normal"/>
    </style:style>
    <style:style style:name="P26" style:family="paragraph" style:parent-style-name="Preformatted_20_Text">
      <style:text-properties fo:color="#000000" style:font-name="Arial" fo:font-size="10pt" fo:font-weight="normal" officeooo:rsid="0040eef9" officeooo:paragraph-rsid="0040eef9" fo:background-color="#ffffff" style:font-size-asian="10pt" style:font-weight-asian="normal" style:font-size-complex="10pt" style:font-weight-complex="normal"/>
    </style:style>
    <style:style style:name="P27" style:family="paragraph" style:parent-style-name="Preformatted_20_Text">
      <style:text-properties fo:color="#000000" style:font-name="Arial" fo:font-size="10pt" fo:font-weight="normal" officeooo:rsid="00429095" officeooo:paragraph-rsid="00429095" fo:background-color="#ffffff" style:font-size-asian="10pt" style:font-weight-asian="normal" style:font-size-complex="10pt" style:font-weight-complex="normal"/>
    </style:style>
    <style:style style:name="P28" style:family="paragraph" style:parent-style-name="Preformatted_20_Text">
      <style:text-properties fo:color="#000000" style:font-name="Arial" fo:font-size="10pt" fo:font-weight="normal" officeooo:rsid="0042a2d9" officeooo:paragraph-rsid="0042a2d9" fo:background-color="#ffffff" style:font-size-asian="10pt" style:font-weight-asian="normal" style:font-size-complex="10pt" style:font-weight-complex="normal"/>
    </style:style>
    <style:style style:name="P29" style:family="paragraph" style:parent-style-name="Preformatted_20_Text">
      <style:text-properties fo:color="#000000" style:font-name="Arial" fo:font-size="10pt" fo:font-weight="normal" officeooo:rsid="0045f63f" officeooo:paragraph-rsid="0045f63f" fo:background-color="#ffffff" style:font-size-asian="10pt" style:font-weight-asian="normal" style:font-size-complex="10pt" style:font-weight-complex="normal"/>
    </style:style>
    <style:style style:name="P30" style:family="paragraph" style:parent-style-name="Preformatted_20_Text">
      <style:text-properties fo:color="#000000" style:font-name="Arial" fo:font-size="10pt" fo:font-weight="normal" officeooo:rsid="004a83f9" officeooo:paragraph-rsid="004a83f9" fo:background-color="#ffffff" style:font-size-asian="10pt" style:font-weight-asian="normal" style:font-size-complex="10pt" style:font-weight-complex="normal"/>
    </style:style>
    <style:style style:name="P31" style:family="paragraph" style:parent-style-name="Preformatted_20_Text">
      <style:text-properties fo:color="#000000" style:font-name="Arial" fo:font-size="10pt" fo:font-weight="normal" officeooo:rsid="004b20b9" officeooo:paragraph-rsid="005b774b" fo:background-color="#ffffff" style:font-size-asian="10pt" style:font-weight-asian="normal" style:font-size-complex="10pt" style:font-weight-complex="normal"/>
    </style:style>
    <style:style style:name="P32" style:family="paragraph" style:parent-style-name="Preformatted_20_Text">
      <style:text-properties fo:color="#000000" style:font-name="Arial" fo:font-size="10pt" fo:font-weight="normal" officeooo:rsid="004da1a5" officeooo:paragraph-rsid="004da1a5" fo:background-color="#ffffff" style:font-size-asian="10pt" style:font-weight-asian="normal" style:font-size-complex="10pt" style:font-weight-complex="normal"/>
    </style:style>
    <style:style style:name="P33" style:family="paragraph" style:parent-style-name="Preformatted_20_Text">
      <style:text-properties fo:color="#000000" style:font-name="Arial" fo:font-size="10pt" fo:font-weight="normal" officeooo:rsid="00502723" officeooo:paragraph-rsid="00502723" fo:background-color="#ffffff" style:font-size-asian="10pt" style:font-weight-asian="normal" style:font-size-complex="10pt" style:font-weight-complex="normal"/>
    </style:style>
    <style:style style:name="P34" style:family="paragraph" style:parent-style-name="Preformatted_20_Text">
      <style:text-properties fo:color="#000000" style:font-name="Arial" fo:font-size="10pt" fo:font-weight="normal" officeooo:rsid="0051a934" officeooo:paragraph-rsid="0051a934" fo:background-color="#ffffff" style:font-size-asian="10pt" style:font-weight-asian="normal" style:font-size-complex="10pt" style:font-weight-complex="normal"/>
    </style:style>
    <style:style style:name="P35" style:family="paragraph" style:parent-style-name="Preformatted_20_Text">
      <style:text-properties fo:color="#000000" style:font-name="Arial" fo:font-size="10pt" fo:font-weight="normal" officeooo:rsid="0051a934" officeooo:paragraph-rsid="00597976" fo:background-color="#ffffff" style:font-size-asian="10pt" style:font-weight-asian="normal" style:font-size-complex="10pt" style:font-weight-complex="normal"/>
    </style:style>
    <style:style style:name="P36" style:family="paragraph" style:parent-style-name="Preformatted_20_Text">
      <style:text-properties fo:color="#000000" style:font-name="Arial" fo:font-size="10pt" fo:font-weight="normal" officeooo:rsid="005b774b" officeooo:paragraph-rsid="005b774b" fo:background-color="#ffffff" style:font-size-asian="10pt" style:font-weight-asian="normal" style:font-size-complex="10pt" style:font-weight-complex="normal"/>
    </style:style>
    <style:style style:name="P37" style:family="paragraph" style:parent-style-name="Preformatted_20_Text">
      <style:text-properties fo:color="#000000" style:font-name="Arial" fo:font-size="10pt" fo:font-weight="normal" officeooo:rsid="0063ad94" officeooo:paragraph-rsid="0063ad94" fo:background-color="#ffffff" style:font-size-asian="10pt" style:font-weight-asian="normal" style:font-size-complex="10pt" style:font-weight-complex="normal"/>
    </style:style>
    <style:style style:name="P38" style:family="paragraph" style:parent-style-name="Preformatted_20_Text">
      <style:text-properties fo:color="#000000" style:font-name="Arial" fo:font-size="10pt" fo:font-weight="normal" officeooo:rsid="006b8d30" officeooo:paragraph-rsid="0045f63f" fo:background-color="#ffffff" style:font-size-asian="10pt" style:font-weight-asian="normal" style:font-size-complex="10pt" style:font-weight-complex="normal"/>
    </style:style>
    <style:style style:name="P39" style:family="paragraph" style:parent-style-name="Preformatted_20_Text">
      <style:text-properties fo:color="#000000" style:font-name="Arial" fo:font-size="10pt" fo:font-weight="normal" officeooo:rsid="006b8d30" officeooo:paragraph-rsid="0051a934" fo:background-color="#ffffff" style:font-size-asian="10pt" style:font-weight-asian="normal" style:font-size-complex="10pt" style:font-weight-complex="normal"/>
    </style:style>
    <style:style style:name="P40" style:family="paragraph" style:parent-style-name="Preformatted_20_Text">
      <style:text-properties fo:color="#000000" style:font-name="Arial" fo:font-size="10pt" fo:font-weight="normal" officeooo:rsid="006f0d4e" officeooo:paragraph-rsid="006f0d4e" fo:background-color="#ffffff" style:font-size-asian="10pt" style:font-weight-asian="normal" style:font-size-complex="10pt" style:font-weight-complex="normal"/>
    </style:style>
    <style:style style:name="P41" style:family="paragraph" style:parent-style-name="Preformatted_20_Text">
      <style:text-properties fo:color="#000000" style:font-name="Arial" fo:font-size="10pt" fo:font-weight="normal" officeooo:rsid="009346ad" officeooo:paragraph-rsid="009346ad" fo:background-color="#ffffff" style:font-size-asian="10pt" style:font-weight-asian="normal" style:font-size-complex="10pt" style:font-weight-complex="normal"/>
    </style:style>
    <style:style style:name="P42" style:family="paragraph" style:parent-style-name="Preformatted_20_Text">
      <style:text-properties fo:color="#000000" style:font-name="Arial" fo:font-size="10pt" fo:font-weight="normal" officeooo:rsid="009f964c" officeooo:paragraph-rsid="009f964c" fo:background-color="#ffffff" style:font-size-asian="10pt" style:font-weight-asian="normal" style:font-size-complex="10pt" style:font-weight-complex="normal"/>
    </style:style>
    <style:style style:name="P43" style:family="paragraph" style:parent-style-name="Preformatted_20_Text">
      <style:text-properties fo:color="#000000" style:font-name="Arial" fo:font-size="10pt" fo:font-weight="normal" officeooo:rsid="009f964c" officeooo:paragraph-rsid="00a0bbe2" fo:background-color="#ffffff" style:font-size-asian="10pt" style:font-weight-asian="normal" style:font-size-complex="10pt" style:font-weight-complex="normal"/>
    </style:style>
    <style:style style:name="P44" style:family="paragraph" style:parent-style-name="Preformatted_20_Text">
      <style:text-properties fo:color="#000000" style:font-name="Arial" fo:font-size="10pt" fo:font-weight="normal" officeooo:rsid="00a0bbe2" officeooo:paragraph-rsid="00a0bbe2" fo:background-color="#ffffff" style:font-size-asian="10pt" style:font-weight-asian="normal" style:font-size-complex="10pt" style:font-weight-complex="normal"/>
    </style:style>
    <style:style style:name="P45" style:family="paragraph" style:parent-style-name="Preformatted_20_Text">
      <style:text-properties fo:color="#000000" style:font-name="Arial" fo:font-size="10pt" fo:font-weight="normal" officeooo:rsid="004d2d25" officeooo:paragraph-rsid="00a0bbe2" fo:background-color="#ffffff" style:font-size-asian="10pt" style:font-weight-asian="normal" style:font-size-complex="10pt" style:font-weight-complex="normal"/>
    </style:style>
    <style:style style:name="P46" style:family="paragraph" style:parent-style-name="Preformatted_20_Text">
      <style:text-properties fo:color="#000000" style:font-name="Arial" fo:font-size="10pt" fo:font-weight="normal" officeooo:rsid="00a2ea92" officeooo:paragraph-rsid="00a2ea92" fo:background-color="#ffffff" style:font-size-asian="10pt" style:font-weight-asian="normal" style:font-size-complex="10pt" style:font-weight-complex="normal"/>
    </style:style>
    <style:style style:name="P47" style:family="paragraph" style:parent-style-name="Preformatted_20_Text">
      <style:text-properties fo:color="#000000" style:font-name="Arial" fo:font-size="10pt" fo:font-weight="normal" officeooo:rsid="00a45a44" officeooo:paragraph-rsid="00a45a44" fo:background-color="#ffffff" style:font-size-asian="10pt" style:font-weight-asian="normal" style:font-size-complex="10pt" style:font-weight-complex="normal"/>
    </style:style>
    <style:style style:name="P48" style:family="paragraph" style:parent-style-name="Preformatted_20_Text">
      <style:text-properties fo:color="#000000" style:font-name="Arial" fo:font-size="10pt" fo:font-weight="normal" officeooo:rsid="00a63ed2" officeooo:paragraph-rsid="00a63ed2" fo:background-color="#ffffff" style:font-size-asian="10pt" style:font-weight-asian="normal" style:font-size-complex="10pt" style:font-weight-complex="normal"/>
    </style:style>
    <style:style style:name="P49" style:family="paragraph" style:parent-style-name="Preformatted_20_Text">
      <style:text-properties fo:color="#000000" style:font-name="Arial" fo:font-size="10pt" fo:font-weight="bold" officeooo:rsid="0082cb59" officeooo:paragraph-rsid="0003fc07" fo:background-color="#ffffff" style:font-size-asian="10pt" style:font-weight-asian="bold" style:font-size-complex="10pt" style:font-weight-complex="bold"/>
    </style:style>
    <style:style style:name="P50" style:family="paragraph" style:parent-style-name="Preformatted_20_Text">
      <style:text-properties fo:color="#000000" style:font-name="Arial" fo:font-size="10pt" fo:font-weight="bold" officeooo:rsid="0093ff0f" officeooo:paragraph-rsid="0003fc07" fo:background-color="#ffffff" style:font-size-asian="10pt" style:font-weight-asian="bold" style:font-size-complex="10pt" style:font-weight-complex="bold"/>
    </style:style>
    <style:style style:name="P51" style:family="paragraph" style:parent-style-name="Preformatted_20_Text">
      <style:text-properties fo:color="#000000" style:font-name="Arial" fo:font-size="10pt" fo:font-weight="bold" officeooo:rsid="0035d22d" officeooo:paragraph-rsid="0035d22d" fo:background-color="#ffffff" style:font-size-asian="10pt" style:font-weight-asian="bold" style:font-size-complex="10pt" style:font-weight-complex="bold"/>
    </style:style>
    <style:style style:name="P52" style:family="paragraph" style:parent-style-name="Preformatted_20_Text">
      <style:text-properties fo:color="#000000" style:font-name="Arial" fo:font-size="10pt" fo:font-weight="bold" officeooo:rsid="003ce38b" officeooo:paragraph-rsid="003ce38b" fo:background-color="#ffffff" style:font-size-asian="10pt" style:font-weight-asian="bold" style:font-size-complex="10pt" style:font-weight-complex="bold"/>
    </style:style>
    <style:style style:name="P53" style:family="paragraph" style:parent-style-name="Preformatted_20_Text">
      <style:text-properties fo:color="#000000" style:font-name="Arial" fo:font-size="10pt" fo:font-weight="bold" officeooo:rsid="0045f63f" officeooo:paragraph-rsid="0045f63f" fo:background-color="#ffffff" style:font-size-asian="10pt" style:font-weight-asian="bold" style:font-size-complex="10pt" style:font-weight-complex="bold"/>
    </style:style>
    <style:style style:name="P54" style:family="paragraph" style:parent-style-name="Preformatted_20_Text">
      <style:text-properties fo:color="#000000" style:font-name="Arial" fo:font-size="10pt" fo:font-weight="bold" officeooo:rsid="00518239" officeooo:paragraph-rsid="00a2ea92" fo:background-color="#ffffff" style:font-size-asian="10pt" style:font-weight-asian="bold" style:font-size-complex="10pt" style:font-weight-complex="bold"/>
    </style:style>
    <style:style style:name="P55" style:family="paragraph" style:parent-style-name="Preformatted_20_Text">
      <style:text-properties fo:color="#000000" style:font-name="Arial" fo:font-size="10pt" style:text-underline-style="solid" style:text-underline-width="auto" style:text-underline-color="font-color" fo:font-weight="normal" officeooo:rsid="004b20b9" officeooo:paragraph-rsid="005b774b" fo:background-color="#ffffff" style:font-size-asian="10pt" style:font-weight-asian="normal" style:font-size-complex="10pt" style:font-weight-complex="normal"/>
    </style:style>
    <style:style style:name="P56" style:family="paragraph" style:parent-style-name="Preformatted_20_Text">
      <style:text-properties fo:color="#000000" style:font-name="Arial" fo:font-size="10pt" style:text-underline-style="solid" style:text-underline-width="auto" style:text-underline-color="font-color" fo:font-weight="normal" officeooo:rsid="005b774b" officeooo:paragraph-rsid="005b774b" fo:background-color="#ffffff" style:font-size-asian="10pt" style:font-weight-asian="normal" style:font-size-complex="10pt" style:font-weight-complex="normal"/>
    </style:style>
    <style:style style:name="P57" style:family="paragraph" style:parent-style-name="Preformatted_20_Text">
      <style:text-properties fo:color="#000000" style:font-name="Arial" fo:font-size="10pt" style:text-underline-style="solid" style:text-underline-width="auto" style:text-underline-color="font-color" fo:font-weight="normal" officeooo:rsid="0080cc21" officeooo:paragraph-rsid="0080cc21" fo:background-color="#ffffff" style:font-size-asian="10pt" style:font-weight-asian="normal" style:font-size-complex="10pt" style:font-weight-complex="normal"/>
    </style:style>
    <style:style style:name="P58" style:family="paragraph" style:parent-style-name="Preformatted_20_Text">
      <style:text-properties fo:color="#000000" style:font-name="Arial" fo:font-size="10pt" style:text-underline-style="solid" style:text-underline-width="auto" style:text-underline-color="font-color" fo:font-weight="normal" officeooo:rsid="0080cc21" officeooo:paragraph-rsid="008378d7" fo:background-color="#ffffff" style:font-size-asian="10pt" style:font-weight-asian="normal" style:font-size-complex="10pt" style:font-weight-complex="normal"/>
    </style:style>
    <style:style style:name="P59" style:family="paragraph" style:parent-style-name="Preformatted_20_Text">
      <style:text-properties fo:color="#000000" style:font-name="Arial" fo:font-size="10pt" style:text-underline-style="none" fo:font-weight="normal" officeooo:rsid="005ea3a0" officeooo:paragraph-rsid="005ea3a0" fo:background-color="#ffffff" style:font-size-asian="10pt" style:font-weight-asian="normal" style:font-size-complex="10pt" style:font-weight-complex="normal"/>
    </style:style>
    <style:style style:name="P60" style:family="paragraph" style:parent-style-name="Preformatted_20_Text">
      <style:text-properties fo:color="#000000" style:font-name="Arial" fo:font-size="10pt" style:text-underline-style="none" fo:font-weight="normal" officeooo:rsid="005eca41" officeooo:paragraph-rsid="005eca41" fo:background-color="#ffffff" style:font-size-asian="10pt" style:font-weight-asian="normal" style:font-size-complex="10pt" style:font-weight-complex="normal"/>
    </style:style>
    <style:style style:name="P61" style:family="paragraph" style:parent-style-name="Preformatted_20_Text">
      <style:text-properties fo:color="#000000" style:font-name="Arial" fo:font-size="10pt" style:text-underline-style="none" fo:font-weight="normal" officeooo:rsid="005eca41" officeooo:paragraph-rsid="00856422" fo:background-color="#ffffff" style:font-size-asian="10pt" style:font-weight-asian="normal" style:font-size-complex="10pt" style:font-weight-complex="normal"/>
    </style:style>
    <style:style style:name="P62" style:family="paragraph" style:parent-style-name="Preformatted_20_Text">
      <style:text-properties fo:color="#000000" style:font-name="Arial" fo:font-size="10pt" style:text-underline-style="none" fo:font-weight="normal" officeooo:rsid="00711a20" officeooo:paragraph-rsid="00711a20" fo:background-color="#ffffff" style:font-size-asian="10pt" style:font-weight-asian="normal" style:font-size-complex="10pt" style:font-weight-complex="normal"/>
    </style:style>
    <style:style style:name="P63" style:family="paragraph" style:parent-style-name="Preformatted_20_Text">
      <style:text-properties fo:color="#000000" style:font-name="Arial" fo:font-size="10pt" style:text-underline-style="none" fo:font-weight="normal" officeooo:rsid="00711a20" officeooo:paragraph-rsid="007f2ba1" fo:background-color="#ffffff" style:font-size-asian="10pt" style:font-weight-asian="normal" style:font-size-complex="10pt" style:font-weight-complex="normal"/>
    </style:style>
    <style:style style:name="P64" style:family="paragraph" style:parent-style-name="Preformatted_20_Text">
      <style:text-properties fo:color="#000000" style:font-name="Arial" fo:font-size="10pt" style:text-underline-style="none" fo:font-weight="normal" officeooo:rsid="007303fb" officeooo:paragraph-rsid="007303fb" fo:background-color="#ffffff" style:font-size-asian="10pt" style:font-weight-asian="normal" style:font-size-complex="10pt" style:font-weight-complex="normal"/>
    </style:style>
    <style:style style:name="P65" style:family="paragraph" style:parent-style-name="Preformatted_20_Text">
      <style:text-properties fo:color="#000000" style:font-name="Arial" fo:font-size="10pt" style:text-underline-style="none" fo:font-weight="normal" officeooo:rsid="00765eb1" officeooo:paragraph-rsid="007f2ba1" fo:background-color="#ffffff" style:font-size-asian="10pt" style:font-weight-asian="normal" style:font-size-complex="10pt" style:font-weight-complex="normal"/>
    </style:style>
    <style:style style:name="P66" style:family="paragraph" style:parent-style-name="Preformatted_20_Text">
      <style:text-properties fo:color="#000000" style:font-name="Arial" fo:font-size="10pt" style:text-underline-style="none" fo:font-weight="normal" officeooo:rsid="008378d7" officeooo:paragraph-rsid="008378d7" fo:background-color="#ffffff" style:font-size-asian="10pt" style:font-weight-asian="normal" style:font-size-complex="10pt" style:font-weight-complex="normal"/>
    </style:style>
    <style:style style:name="P67" style:family="paragraph" style:parent-style-name="Preformatted_20_Text">
      <style:text-properties fo:color="#000000" style:font-name="Arial" fo:font-size="10pt" style:text-underline-style="none" fo:font-weight="normal" officeooo:rsid="008378d7" officeooo:paragraph-rsid="00895464" fo:background-color="#ffffff" style:font-size-asian="10pt" style:font-weight-asian="normal" style:font-size-complex="10pt" style:font-weight-complex="normal"/>
    </style:style>
    <style:style style:name="P68" style:family="paragraph" style:parent-style-name="Preformatted_20_Text">
      <style:text-properties fo:color="#000000" style:font-name="Arial" fo:font-size="10pt" style:text-underline-style="none" fo:font-weight="normal" officeooo:rsid="00856422" officeooo:paragraph-rsid="00856422" fo:background-color="#ffffff" style:font-size-asian="10pt" style:font-weight-asian="normal" style:font-size-complex="10pt" style:font-weight-complex="normal"/>
    </style:style>
    <style:style style:name="P69" style:family="paragraph" style:parent-style-name="Preformatted_20_Text">
      <style:text-properties fo:color="#000000" style:font-name="Arial" fo:font-size="10pt" style:text-underline-style="none" fo:font-weight="normal" officeooo:rsid="00856422" officeooo:paragraph-rsid="008b9ed2" fo:background-color="#ffffff" style:font-size-asian="10pt" style:font-weight-asian="normal" style:font-size-complex="10pt" style:font-weight-complex="normal"/>
    </style:style>
    <style:style style:name="P70" style:family="paragraph" style:parent-style-name="Preformatted_20_Text">
      <style:text-properties fo:color="#000000" style:font-name="Arial" fo:font-size="10pt" style:text-underline-style="none" fo:font-weight="normal" officeooo:rsid="00856422" officeooo:paragraph-rsid="008c6bcf" fo:background-color="#ffffff" style:font-size-asian="10pt" style:font-weight-asian="normal" style:font-size-complex="10pt" style:font-weight-complex="normal"/>
    </style:style>
    <style:style style:name="P71" style:family="paragraph" style:parent-style-name="Preformatted_20_Text">
      <style:text-properties fo:color="#000000" style:font-name="Arial" fo:font-size="10pt" style:text-underline-style="none" fo:font-weight="normal" officeooo:rsid="0089d2b0" officeooo:paragraph-rsid="0089d2b0" fo:background-color="#ffffff" style:font-size-asian="10pt" style:font-weight-asian="normal" style:font-size-complex="10pt" style:font-weight-complex="normal"/>
    </style:style>
    <style:style style:name="P72" style:family="paragraph" style:parent-style-name="Preformatted_20_Text">
      <style:text-properties fo:color="#000000" style:font-name="Arial" fo:font-size="10pt" style:text-underline-style="none" fo:font-weight="normal" officeooo:rsid="008b9ed2" officeooo:paragraph-rsid="008b9ed2" fo:background-color="#ffffff" style:font-size-asian="10pt" style:font-weight-asian="normal" style:font-size-complex="10pt" style:font-weight-complex="normal"/>
    </style:style>
    <style:style style:name="P73" style:family="paragraph" style:parent-style-name="Preformatted_20_Text">
      <style:text-properties fo:color="#000000" style:font-name="Arial" fo:font-size="10pt" style:text-underline-style="none" fo:font-weight="normal" officeooo:rsid="008c6bcf" officeooo:paragraph-rsid="008c6bcf" fo:background-color="#ffffff" style:font-size-asian="10pt" style:font-weight-asian="normal" style:font-size-complex="10pt" style:font-weight-complex="normal"/>
    </style:style>
    <style:style style:name="P74" style:family="paragraph" style:parent-style-name="Preformatted_20_Text">
      <style:text-properties fo:color="#000000" style:font-name="Arial" fo:font-size="10pt" style:text-underline-style="none" fo:font-weight="bold" officeooo:rsid="0063ad94" officeooo:paragraph-rsid="0063ad94" fo:background-color="#ffffff" style:font-size-asian="10pt" style:font-weight-asian="bold" style:font-size-complex="10pt" style:font-weight-complex="bold"/>
    </style:style>
    <style:style style:name="P75" style:family="paragraph" style:parent-style-name="Preformatted_20_Text">
      <style:text-properties fo:color="#000000" style:font-name="Arial" fo:font-size="10pt" fo:font-style="italic" style:text-underline-style="none" fo:font-weight="normal" officeooo:rsid="0086eb9a" officeooo:paragraph-rsid="0086eb9a" fo:background-color="#ffffff" style:font-size-asian="10pt" style:font-style-asian="italic" style:font-weight-asian="normal" style:font-size-complex="10pt" style:font-style-complex="italic" style:font-weight-complex="normal"/>
    </style:style>
    <style:style style:name="P76" style:family="paragraph" style:parent-style-name="Preformatted_20_Text">
      <style:text-properties fo:color="#000000" style:font-name="Arial" fo:font-size="10pt" fo:font-style="italic" style:text-underline-style="none" fo:font-weight="normal" officeooo:rsid="0086eb9a" officeooo:paragraph-rsid="00872d03" fo:background-color="#ffffff" style:font-size-asian="10pt" style:font-style-asian="italic" style:font-weight-asian="normal" style:font-size-complex="10pt" style:font-style-complex="italic" style:font-weight-complex="normal"/>
    </style:style>
    <style:style style:name="P77" style:family="paragraph" style:parent-style-name="Preformatted_20_Text">
      <style:text-properties fo:color="#000000" style:font-name="Arial" fo:font-size="10pt" fo:font-style="italic" style:text-underline-style="none" fo:font-weight="normal" officeooo:rsid="0086eb9a" officeooo:paragraph-rsid="00895464" fo:background-color="#ffffff" style:font-size-asian="10pt" style:font-style-asian="italic" style:font-weight-asian="normal" style:font-size-complex="10pt" style:font-style-complex="italic" style:font-weight-complex="normal"/>
    </style:style>
    <style:style style:name="P78" style:family="paragraph" style:parent-style-name="Preformatted_20_Text">
      <style:text-properties fo:color="#000000" style:font-name="Arial" fo:font-size="10pt" fo:font-style="italic" style:text-underline-style="none" fo:font-weight="normal" officeooo:rsid="008378d7" officeooo:paragraph-rsid="00872d03" fo:background-color="#ffffff" style:font-size-asian="10pt" style:font-style-asian="italic" style:font-weight-asian="normal" style:font-size-complex="10pt" style:font-style-complex="italic" style:font-weight-complex="normal"/>
    </style:style>
    <style:style style:name="P79" style:family="paragraph" style:parent-style-name="Preformatted_20_Text">
      <style:text-properties fo:color="#000000" style:font-name="Arial" fo:font-size="10pt" fo:font-style="italic" style:text-underline-style="none" fo:font-weight="normal" officeooo:rsid="00856422" officeooo:paragraph-rsid="00856422" fo:background-color="#ffffff" style:font-size-asian="10pt" style:font-style-asian="italic" style:font-weight-asian="normal" style:font-size-complex="10pt" style:font-style-complex="italic" style:font-weight-complex="normal"/>
    </style:style>
    <style:style style:name="P80" style:family="paragraph" style:parent-style-name="Preformatted_20_Text">
      <style:text-properties fo:color="#000000" style:font-name="Arial" fo:font-size="10pt" fo:font-style="italic" fo:font-weight="normal" officeooo:rsid="0094880a" officeooo:paragraph-rsid="0094880a" fo:background-color="#ffffff" style:font-size-asian="10pt" style:font-style-asian="italic" style:font-weight-asian="normal" style:font-size-complex="10pt" style:font-style-complex="italic" style:font-weight-complex="normal"/>
    </style:style>
    <style:style style:name="P81" style:family="paragraph" style:parent-style-name="Preformatted_20_Text">
      <style:text-properties fo:color="#000000" style:font-name="Arial" fo:font-size="10pt" fo:font-style="normal" style:text-underline-style="none" fo:font-weight="normal" officeooo:rsid="0086eb9a" officeooo:paragraph-rsid="0086eb9a" fo:background-color="#ffffff" style:font-size-asian="10pt" style:font-style-asian="normal" style:font-weight-asian="normal" style:font-size-complex="10pt" style:font-style-complex="normal" style:font-weight-complex="normal"/>
    </style:style>
    <style:style style:name="P82" style:family="paragraph" style:parent-style-name="Preformatted_20_Text">
      <style:text-properties fo:color="#000000" style:font-name="Arial" fo:font-size="10pt" fo:font-style="normal" style:text-underline-style="none" fo:font-weight="normal" officeooo:rsid="008c6bcf" officeooo:paragraph-rsid="008c6bcf" fo:background-color="#ffffff" style:font-size-asian="10pt" style:font-style-asian="normal" style:font-weight-asian="normal" style:font-size-complex="10pt" style:font-style-complex="normal" style:font-weight-complex="normal"/>
    </style:style>
    <style:style style:name="P83" style:family="paragraph" style:parent-style-name="Preformatted_20_Text">
      <style:text-properties fo:color="#000000" style:font-name="Arial" fo:font-size="10pt" fo:font-style="normal" fo:font-weight="normal" officeooo:rsid="0094880a" officeooo:paragraph-rsid="0094880a" fo:background-color="#ffffff" style:font-size-asian="10pt" style:font-style-asian="normal" style:font-weight-asian="normal" style:font-size-complex="10pt" style:font-style-complex="normal" style:font-weight-complex="normal"/>
    </style:style>
    <style:style style:name="P84" style:family="paragraph" style:parent-style-name="Preformatted_20_Text">
      <style:text-properties fo:color="#000000" style:font-name="Arial" fo:font-size="10pt" fo:font-style="normal" fo:font-weight="normal" officeooo:rsid="00965654" officeooo:paragraph-rsid="00965654" fo:background-color="#ffffff" style:font-size-asian="10pt" style:font-style-asian="normal" style:font-weight-asian="normal" style:font-size-complex="10pt" style:font-style-complex="normal" style:font-weight-complex="normal"/>
    </style:style>
    <style:style style:name="P85" style:family="paragraph" style:parent-style-name="Preformatted_20_Text">
      <style:text-properties fo:color="#000000" style:font-name="Arial" fo:font-size="10pt" fo:font-style="normal" fo:font-weight="normal" officeooo:rsid="0097cd4b" officeooo:paragraph-rsid="0097cd4b" fo:background-color="#ffffff" style:font-size-asian="10pt" style:font-style-asian="normal" style:font-weight-asian="normal" style:font-size-complex="10pt" style:font-style-complex="normal" style:font-weight-complex="normal"/>
    </style:style>
    <style:style style:name="P86" style:family="paragraph" style:parent-style-name="Preformatted_20_Text">
      <style:text-properties fo:color="#000000" style:font-name="Arial" fo:font-size="10pt" fo:font-style="normal" fo:font-weight="normal" officeooo:rsid="009a8993" officeooo:paragraph-rsid="009a8993" fo:background-color="#ffffff" style:font-size-asian="10pt" style:font-style-asian="normal" style:font-weight-asian="normal" style:font-size-complex="10pt" style:font-style-complex="normal" style:font-weight-complex="normal"/>
    </style:style>
    <style:style style:name="P87" style:family="paragraph" style:parent-style-name="Preformatted_20_Text">
      <style:text-properties officeooo:paragraph-rsid="00a2ea92"/>
    </style:style>
    <style:style style:name="P88"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03f4ae5" officeooo:paragraph-rsid="003a8548" fo:background-color="#ffffff" style:font-size-asian="10pt" style:font-weight-asian="normal" style:font-size-complex="10pt" style:font-weight-complex="normal"/>
    </style:style>
    <style:style style:name="P89"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063ad94" officeooo:paragraph-rsid="005b774b" fo:background-color="#ffffff" style:font-size-asian="10pt" style:font-weight-asian="normal" style:font-size-complex="10pt" style:font-weight-complex="normal"/>
    </style:style>
    <style:style style:name="P90" style:family="paragraph" style:parent-style-name="Preformatted_20_Text">
      <style:text-properties fo:color="#000000" style:font-name="Arial" fo:font-size="10pt" fo:font-weight="normal" officeooo:rsid="009346ad" officeooo:paragraph-rsid="009346ad" fo:background-color="#ffffff" style:font-size-asian="10pt" style:font-weight-asian="normal" style:font-size-complex="10pt" style:font-weight-complex="normal"/>
    </style:style>
    <style:style style:name="P91" style:family="paragraph" style:parent-style-name="Preformatted_20_Text">
      <style:text-properties fo:color="#000000" style:font-name="Arial" fo:font-size="10pt" fo:font-weight="normal" officeooo:rsid="009f964c" officeooo:paragraph-rsid="00b3a64e" fo:background-color="#ffffff" style:font-size-asian="10pt" style:font-weight-asian="normal" style:font-size-complex="10pt" style:font-weight-complex="normal"/>
    </style:style>
    <style:style style:name="P92" style:family="paragraph" style:parent-style-name="Preformatted_20_Text">
      <style:text-properties fo:color="#000000" style:font-name="Arial" fo:font-size="10pt" fo:font-weight="normal" officeooo:rsid="00a0bbe2" officeooo:paragraph-rsid="00a0bbe2" fo:background-color="#ffffff" style:font-size-asian="10pt" style:font-weight-asian="normal" style:font-size-complex="10pt" style:font-weight-complex="normal"/>
    </style:style>
    <style:style style:name="P93" style:family="paragraph" style:parent-style-name="Preformatted_20_Text">
      <style:text-properties fo:color="#000000" style:font-name="Arial" fo:font-size="10pt" fo:font-weight="normal" officeooo:rsid="004d2d25" officeooo:paragraph-rsid="00b49df3" fo:background-color="#ffffff" style:font-size-asian="10pt" style:font-weight-asian="normal" style:font-size-complex="10pt" style:font-weight-complex="normal"/>
    </style:style>
    <style:style style:name="P94" style:family="paragraph" style:parent-style-name="Preformatted_20_Text">
      <style:text-properties fo:color="#000000" style:font-name="Arial" fo:font-size="10pt" fo:font-weight="normal" officeooo:rsid="004d2d25" officeooo:paragraph-rsid="00b5bc80" fo:background-color="#ffffff" style:font-size-asian="10pt" style:font-weight-asian="normal" style:font-size-complex="10pt" style:font-weight-complex="normal"/>
    </style:style>
    <style:style style:name="P95" style:family="paragraph" style:parent-style-name="Preformatted_20_Text">
      <style:text-properties fo:color="#000000" style:font-name="Arial" fo:font-size="10pt" fo:font-weight="normal" officeooo:rsid="004cf3df" officeooo:paragraph-rsid="00b49df3" fo:background-color="#ffffff" style:font-size-asian="10pt" style:font-weight-asian="normal" style:font-size-complex="10pt" style:font-weight-complex="normal"/>
    </style:style>
    <style:style style:name="P96" style:family="paragraph" style:parent-style-name="Preformatted_20_Text">
      <style:text-properties fo:color="#000000" style:font-name="Arial" fo:font-size="10pt" fo:font-weight="normal" officeooo:rsid="00501be7" officeooo:paragraph-rsid="00b49df3" fo:background-color="#ffffff" style:font-size-asian="10pt" style:font-weight-asian="normal" style:font-size-complex="10pt" style:font-weight-complex="normal"/>
    </style:style>
    <style:style style:name="P97" style:family="paragraph" style:parent-style-name="Preformatted_20_Text">
      <style:text-properties fo:color="#000000" style:font-name="Arial" fo:font-size="10pt" fo:font-weight="normal" officeooo:rsid="00518239" officeooo:paragraph-rsid="00b49df3" fo:background-color="#ffffff" style:font-size-asian="10pt" style:font-weight-asian="normal" style:font-size-complex="10pt" style:font-weight-complex="normal"/>
    </style:style>
    <style:style style:name="P98" style:family="paragraph" style:parent-style-name="Preformatted_20_Text">
      <style:text-properties fo:color="#000000" style:font-name="Arial" fo:font-size="10pt" fo:font-weight="normal" officeooo:rsid="00a63ed2" officeooo:paragraph-rsid="00a63ed2" fo:background-color="#ffffff" style:font-size-asian="10pt" style:font-weight-asian="normal" style:font-size-complex="10pt" style:font-weight-complex="normal"/>
    </style:style>
    <style:style style:name="P99" style:family="paragraph" style:parent-style-name="Preformatted_20_Text">
      <style:text-properties fo:color="#000000" style:font-name="Arial" fo:font-size="10pt" fo:font-weight="normal" officeooo:rsid="0051dd4a" officeooo:paragraph-rsid="00b5bc80" fo:background-color="#ffffff" style:font-size-asian="10pt" style:font-weight-asian="normal" style:font-size-complex="10pt" style:font-weight-complex="normal"/>
    </style:style>
    <style:style style:name="P100" style:family="paragraph" style:parent-style-name="Preformatted_20_Text">
      <style:text-properties fo:color="#000000" style:font-name="Arial" fo:font-size="10pt" fo:font-weight="normal" officeooo:rsid="00610f95" officeooo:paragraph-rsid="00b5bc80" fo:background-color="#ffffff" style:font-size-asian="10pt" style:font-weight-asian="normal" style:font-size-complex="10pt" style:font-weight-complex="normal"/>
    </style:style>
    <style:style style:name="P101" style:family="paragraph" style:parent-style-name="Preformatted_20_Text">
      <style:text-properties fo:color="#000000" style:font-name="Arial" fo:font-size="10pt" fo:font-weight="normal" officeooo:rsid="00618488" officeooo:paragraph-rsid="00b5bc80" fo:background-color="#ffffff" style:font-size-asian="10pt" style:font-weight-asian="normal" style:font-size-complex="10pt" style:font-weight-complex="normal"/>
    </style:style>
    <style:style style:name="P102" style:family="paragraph" style:parent-style-name="Standard">
      <style:text-properties fo:color="#000000" style:font-name="Arial" fo:font-size="10pt" fo:font-weight="normal" officeooo:rsid="01b7c9a4" officeooo:paragraph-rsid="00b5bc80" fo:background-color="#ffffff" style:font-size-asian="10pt" style:font-weight-asian="normal" style:font-size-complex="10pt" style:font-weight-complex="normal"/>
    </style:style>
    <style:style style:name="P103" style:family="paragraph" style:parent-style-name="Standard">
      <style:text-properties fo:color="#000000" style:font-name="Arial" fo:font-size="10pt" fo:font-weight="normal" officeooo:rsid="00618488" officeooo:paragraph-rsid="00b5bc80" fo:background-color="#ffffff" style:font-size-asian="10pt" style:font-weight-asian="normal" style:font-size-complex="10pt" style:font-weight-complex="normal"/>
    </style:style>
    <style:style style:name="P104" style:family="paragraph" style:parent-style-name="Standard">
      <style:text-properties fo:color="#000000" style:font-name="Arial" fo:font-size="10pt" fo:font-weight="normal" officeooo:rsid="01b8fbd0" officeooo:paragraph-rsid="00b5bc80" fo:background-color="#ffffff" style:font-size-asian="10pt" style:font-weight-asian="normal" style:font-size-complex="10pt" style:font-weight-complex="normal"/>
    </style:style>
    <style:style style:name="T1" style:family="text">
      <style:text-properties officeooo:rsid="00036e17"/>
    </style:style>
    <style:style style:name="T2" style:family="text">
      <style:text-properties officeooo:rsid="00a4731b"/>
    </style:style>
    <style:style style:name="T3" style:family="text">
      <style:text-properties officeooo:rsid="0096194c"/>
    </style:style>
    <style:style style:name="T4" style:family="text">
      <style:text-properties officeooo:rsid="00997568"/>
    </style:style>
    <style:style style:name="T5" style:family="text">
      <style:text-properties officeooo:rsid="009b6010"/>
    </style:style>
    <style:style style:name="T6" style:family="text">
      <style:text-properties officeooo:rsid="0094e71e"/>
    </style:style>
    <style:style style:name="T7" style:family="text">
      <style:text-properties officeooo:rsid="009c54e7"/>
    </style:style>
    <style:style style:name="T8" style:family="text">
      <style:text-properties officeooo:rsid="009e8c75"/>
    </style:style>
    <style:style style:name="T9" style:family="text">
      <style:text-properties officeooo:rsid="00a19278"/>
    </style:style>
    <style:style style:name="T10" style:family="text">
      <style:text-properties officeooo:rsid="00a44a5d"/>
    </style:style>
    <style:style style:name="T11" style:family="text">
      <style:text-properties officeooo:rsid="000714a3"/>
    </style:style>
    <style:style style:name="T12" style:family="text">
      <style:text-properties officeooo:rsid="0007cba9"/>
    </style:style>
    <style:style style:name="T13" style:family="text">
      <style:text-properties officeooo:rsid="0007d0f2"/>
    </style:style>
    <style:style style:name="T14" style:family="text">
      <style:text-properties officeooo:rsid="000b9075"/>
    </style:style>
    <style:style style:name="T15" style:family="text">
      <style:text-properties officeooo:rsid="00158c4f"/>
    </style:style>
    <style:style style:name="T16" style:family="text">
      <style:text-properties officeooo:rsid="0016880e"/>
    </style:style>
    <style:style style:name="T17" style:family="text">
      <style:text-properties officeooo:rsid="001804fb"/>
    </style:style>
    <style:style style:name="T18" style:family="text">
      <style:text-properties officeooo:rsid="001aa611"/>
    </style:style>
    <style:style style:name="T19" style:family="text">
      <style:text-properties officeooo:rsid="001ba797"/>
    </style:style>
    <style:style style:name="T20" style:family="text">
      <style:text-properties officeooo:rsid="001e52cf"/>
    </style:style>
    <style:style style:name="T21" style:family="text">
      <style:text-properties officeooo:rsid="001e6225"/>
    </style:style>
    <style:style style:name="T22" style:family="text">
      <style:text-properties officeooo:rsid="001f0c5c"/>
    </style:style>
    <style:style style:name="T23" style:family="text">
      <style:text-properties officeooo:rsid="002641f9"/>
    </style:style>
    <style:style style:name="T24" style:family="text">
      <style:text-properties officeooo:rsid="002833a2"/>
    </style:style>
    <style:style style:name="T25" style:family="text">
      <style:text-properties officeooo:rsid="002cd530"/>
    </style:style>
    <style:style style:name="T26" style:family="text">
      <style:text-properties officeooo:rsid="0030a0bd"/>
    </style:style>
    <style:style style:name="T27" style:family="text">
      <style:text-properties officeooo:rsid="00323193"/>
    </style:style>
    <style:style style:name="T28" style:family="text">
      <style:text-properties officeooo:rsid="0035d22d"/>
    </style:style>
    <style:style style:name="T29" style:family="text">
      <style:text-properties officeooo:rsid="00361b66"/>
    </style:style>
    <style:style style:name="T30" style:family="text">
      <style:text-properties officeooo:rsid="0037b0e8"/>
    </style:style>
    <style:style style:name="T31" style:family="text">
      <style:text-properties officeooo:rsid="0038de09"/>
    </style:style>
    <style:style style:name="T32" style:family="text">
      <style:text-properties officeooo:rsid="003cca6b"/>
    </style:style>
    <style:style style:name="T33" style:family="text">
      <style:text-properties officeooo:rsid="00429095"/>
    </style:style>
    <style:style style:name="T34" style:family="text">
      <style:text-properties officeooo:rsid="0043b41a"/>
    </style:style>
    <style:style style:name="T35" style:family="text">
      <style:text-properties officeooo:rsid="0045f63f"/>
    </style:style>
    <style:style style:name="T36" style:family="text">
      <style:text-properties officeooo:rsid="0047d8ad"/>
    </style:style>
    <style:style style:name="T37" style:family="text">
      <style:text-properties officeooo:rsid="004a76c3"/>
    </style:style>
    <style:style style:name="T38" style:family="text">
      <style:text-properties officeooo:rsid="004a83f9"/>
    </style:style>
    <style:style style:name="T39" style:family="text">
      <style:text-properties officeooo:rsid="004cbd38"/>
    </style:style>
    <style:style style:name="T40" style:family="text">
      <style:text-properties officeooo:rsid="004e8881"/>
    </style:style>
    <style:style style:name="T41" style:family="text">
      <style:text-properties officeooo:rsid="0051a934"/>
    </style:style>
    <style:style style:name="T42" style:family="text">
      <style:text-properties officeooo:rsid="005414b1"/>
    </style:style>
    <style:style style:name="T43" style:family="text">
      <style:text-properties officeooo:rsid="00555fe7"/>
    </style:style>
    <style:style style:name="T44" style:family="text">
      <style:text-properties officeooo:rsid="00573760"/>
    </style:style>
    <style:style style:name="T45" style:family="text">
      <style:text-properties officeooo:rsid="005755fe"/>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4a83f9"/>
    </style:style>
    <style:style style:name="T48" style:family="text">
      <style:text-properties style:text-underline-style="solid" style:text-underline-width="auto" style:text-underline-color="font-color" officeooo:rsid="0058f4eb"/>
    </style:style>
    <style:style style:name="T49" style:family="text">
      <style:text-properties officeooo:rsid="005d4939"/>
    </style:style>
    <style:style style:name="T50" style:family="text">
      <style:text-properties officeooo:rsid="005fe44c"/>
    </style:style>
    <style:style style:name="T51" style:family="text">
      <style:text-properties officeooo:rsid="006560c0"/>
    </style:style>
    <style:style style:name="T52" style:family="text">
      <style:text-properties officeooo:rsid="006948ef"/>
    </style:style>
    <style:style style:name="T53" style:family="text">
      <style:text-properties officeooo:rsid="006e84f4"/>
    </style:style>
    <style:style style:name="T54" style:family="text">
      <style:text-properties officeooo:rsid="00720357"/>
    </style:style>
    <style:style style:name="T55" style:family="text">
      <style:text-properties officeooo:rsid="007933a4"/>
    </style:style>
    <style:style style:name="T56" style:family="text">
      <style:text-properties officeooo:rsid="007a40f2"/>
    </style:style>
    <style:style style:name="T57" style:family="text">
      <style:text-properties officeooo:rsid="007de474"/>
    </style:style>
    <style:style style:name="T58" style:family="text">
      <style:text-properties officeooo:rsid="007f2ba1"/>
    </style:style>
    <style:style style:name="T59" style:family="text">
      <style:text-properties officeooo:rsid="007f75cf"/>
    </style:style>
    <style:style style:name="T60" style:family="text">
      <style:text-properties officeooo:rsid="008378d7"/>
    </style:style>
    <style:style style:name="T61" style:family="text">
      <style:text-properties officeooo:rsid="0083d1ef"/>
    </style:style>
    <style:style style:name="T62" style:family="text">
      <style:text-properties officeooo:rsid="0086a491"/>
    </style:style>
    <style:style style:name="T63" style:family="text">
      <style:text-properties officeooo:rsid="0086eb9a"/>
    </style:style>
    <style:style style:name="T64" style:family="text">
      <style:text-properties officeooo:rsid="0087fb01"/>
    </style:style>
    <style:style style:name="T65" style:family="text">
      <style:text-properties officeooo:rsid="0088da21"/>
    </style:style>
    <style:style style:name="T66" style:family="text">
      <style:text-properties officeooo:rsid="00895464"/>
    </style:style>
    <style:style style:name="T67" style:family="text">
      <style:text-properties officeooo:rsid="008ad72a"/>
    </style:style>
    <style:style style:name="T68" style:family="text">
      <style:text-properties officeooo:rsid="008b9ed2"/>
    </style:style>
    <style:style style:name="T69" style:family="text">
      <style:text-properties officeooo:rsid="008c6bcf"/>
    </style:style>
    <style:style style:name="T70" style:family="text">
      <style:text-properties officeooo:rsid="0094880a"/>
    </style:style>
    <style:style style:name="T71" style:family="text">
      <style:text-properties officeooo:rsid="009a1969"/>
    </style:style>
    <style:style style:name="T72" style:family="text">
      <style:text-properties officeooo:rsid="009df9dd"/>
    </style:style>
    <style:style style:name="T73" style:family="text">
      <style:text-properties officeooo:rsid="00a02fd5"/>
    </style:style>
    <style:style style:name="T74" style:family="text">
      <style:text-properties officeooo:rsid="00a0bbe2"/>
    </style:style>
    <style:style style:name="T75" style:family="text">
      <style:text-properties officeooo:rsid="004dae65"/>
    </style:style>
    <style:style style:name="T76" style:family="text">
      <style:text-properties officeooo:rsid="00a290a3"/>
    </style:style>
    <style:style style:name="T77" style:family="text">
      <style:text-properties officeooo:rsid="00a45a44"/>
    </style:style>
    <style:style style:name="T78" style:family="text">
      <style:text-properties officeooo:rsid="00a9fa63"/>
    </style:style>
    <style:style style:name="T79" style:family="text">
      <style:text-properties officeooo:rsid="00aab214"/>
    </style:style>
    <style:style style:name="T80" style:family="text">
      <style:text-properties officeooo:rsid="00b18ae6"/>
    </style:style>
    <style:style style:name="T81" style:family="text">
      <style:text-properties officeooo:rsid="00b2ecad"/>
    </style:style>
    <style:style style:name="T82" style:family="text">
      <style:text-properties officeooo:rsid="00b3a64e"/>
    </style:style>
    <style:style style:name="T83" style:family="text">
      <style:text-properties officeooo:rsid="00b49df3"/>
    </style:style>
    <style:style style:name="T84" style:family="text">
      <style:text-properties officeooo:rsid="004d2d25"/>
    </style:style>
    <style:style style:name="T85" style:family="text">
      <style:text-properties officeooo:rsid="00518239"/>
    </style:style>
    <style:style style:name="T86" style:family="text">
      <style:text-properties officeooo:rsid="00610f95"/>
    </style:style>
    <style:style style:name="T87" style:family="text">
      <style:text-properties officeooo:rsid="028507b1"/>
    </style:style>
    <style:style style:name="T88" style:family="text">
      <style:text-properties officeooo:rsid="0261c7ba"/>
    </style:style>
    <style:style style:name="T89" style:family="text">
      <style:text-properties officeooo:rsid="01f0e3e2"/>
    </style:style>
    <style:style style:name="T90" style:family="text">
      <style:text-properties officeooo:rsid="0262ea9b"/>
    </style:style>
    <style:style style:name="T91" style:family="text">
      <style:text-properties officeooo:rsid="00b822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line A<text:span text:style-name="T1">b</text:span>: Tedder begleitet <text:span text:style-name="T1">den Ork Uruknorg</text:span></text:p>
      <text:p text:style-name="P1"/>
      <text:p text:style-name="P1"/>
      <text:p text:style-name="P1"/>
      <text:p text:style-name="P49">Episode 6: Blutbad</text:p>
      <text:p text:style-name="P50"/>
      <text:p text:style-name="P2"><text:span text:style-name="T78">Meine Untoten und die Orkarmee von Uruknorg marschiert </text:span>in Richtung Südosten. Der Wolfsreiter, der die Nachricht des Überfalls von <text:span text:style-name="T19">Bostim</text:span> überbrachte, sagte, es wären 2 Tagesmärsche – Doch die Orks <text:span text:style-name="T3">sind</text:span> müde nach dem hart errungenen Sieg gegen Nekromant und diesen seltsamen Menschenreiter Wickbert. Es wird vermutlich etwas länger als 2 Tage dauern.</text:p>
      <text:p text:style-name="P49"/>
      <text:p text:style-name="P3">Als ich Uruknorg frage, wie er über meine Auferstehung zu Wissen kam, erzählt er mir, wie seine Armee <text:span text:style-name="T11">östlich </text:span>des <text:span text:style-name="T11">Wachsamen</text:span> Waldes ein paar umherstreifende Elfen gefangen nahm, um zu ergründen, was <text:span text:style-name="T11">König</text:span> Disgustus <text:span text:style-name="T11">I. </text:span>dazu bewegte, den Frieden in einer derartigen Weise, <text:span text:style-name="T14">der </text:span>Au<text:span text:style-name="T12">s</text:span>löschung meines ehemaligen <text:span text:style-name="T12">Stammes</text:span>, zu brechen.</text:p>
      <text:p text:style-name="P3"/>
      <text:p text:style-name="P4"><text:span text:style-name="T13">Die </text:span>Entscheidung, Nekromant mit den Orks verraten zu haben, <text:span text:style-name="T13">ist bedenklich</text:span>. Er war wirklich verrückt. Wahnsinnig. Ugoki und ich vermissen seine abstoßenden Verhaltensweisen und Kommentare rein-gar-überhaupt-nicht. <text:span text:style-name="T2">Außerdem kann er mich nicht mehr damit nerven zu versuchen, mir sein Buch zu verkaufen.</text:span> <text:span text:style-name="T4">All das beiseite, er hat mir mit der Nekromantie wirklich sehr geholfen. Wenn nicht sogar komplett den Weg bereitet. Ich habe keinerlei Ideen, in welcher Weise die Mächte der Totenwelt spezifizierter kanalisiert werden... Ich werde mich wohl mit axtschwingenden, bogenschießenden und speertragenden Skeletten zufrieden geben.</text:span></text:p>
      <text:p text:style-name="P4"/>
      <text:p text:style-name="P5">Uruknorg beobachtet meine verzweifelten Versuche, etwas anderes als Skelette aus den aufzufindenden Leichen und derer, die wir aus dem letzten Schlachtfeld mit uns nahmen, zu beschwören. <text:span text:style-name="T15">Er stelle es sich seltsam vor, als Skelett, ohne Herz und ohne Seele, auf dieser Welt zu weilen. Ich verspreche, ihm diese Erfahrung zu ermöglichen, wenn er es wolle. Leider lehnt er dankend ab.</text:span></text:p>
      <text:p text:style-name="P4"/>
      <text:p text:style-name="P6"><text:span text:style-name="T16">Ugoki</text:span> ist die ganze Zeit mit Rachegedanken beschäftigt, <text:span text:style-name="T17">w</text:span>ie wir General Disgustus bis zu Selbstmordgedanken treiben werden. <text:span text:style-name="T17">Er schlägt verschiedene Foltermethoden vor, wie die Rattenfolterung oder den Trog. Ich fand die Vorschläge um ehrlich zu sein etwas altmodisch, aber früher war alles besser, oder nicht?</text:span></text:p>
      <text:p text:style-name="P4"/>
      <text:p text:style-name="P5">Wie erwartet dauerte es keine 2 Tage, sondern knappe 3 Tage, bis wir südöstlich vo<text:span text:style-name="T5">r</text:span> uns ein großes Lager sehen, nicht all zu weit entfernt von uns. <text:span text:style-name="T6">Es </text:span>steht <text:span text:style-name="T6">nun </text:span>ein zweiter Streich gegen die Streitkräfte von <text:span text:style-name="T18">D</text:span>isgustus bevor, was Ugokis und meine Stimmung um einiges heb<text:span text:style-name="T18">t</text:span>. Wenn wir hier fertig sind werden wir <text:span text:style-name="T20">kurz mit den Orkstämmen verhandeln und </text:span>nach Norden in <text:span text:style-name="T18">Bostim</text:span> einmarschieren und alle <text:span text:style-name="T21">Disgustus Ergebenen </text:span>bis zum Tode foltern. Das wird den <text:span text:style-name="T22">untoten</text:span> Teil meiner Armee um einen guten Anteil vergrößern.</text:p>
      <text:p text:style-name="P7"/>
      <text:p text:style-name="P7">--- Am Anfang des Szenarios…</text:p>
      <text:p text:style-name="P7"/>
      <text:p text:style-name="P7">--- Im <text:span text:style-name="T7">Westen sind Tedders und Uruknorgs Armeen, im Südosten ist ein großes Lager von Orks, die von Menschen belagert sind. Im Nordosten ist ein Lager der Menschen, ein Offizier, geschickt von König Disgustus (Name: Sicktus)</text:span></text:p>
      <text:p text:style-name="P7"/>
      <text:p text:style-name="P8">--- <text:span text:style-name="T8">Namen: Tal‘Valgor (Ein Orkskriegsherr in der belagerten Orkfestung), Sicktus (der menschliche Offizier, der die Belagerung kontrolliert)</text:span></text:p>
      <text:p text:style-name="P7"/>
      <text:p text:style-name="P14">Tal‘Valgor: „Endlich Unterstützung! Beeilt euch, Uruknorg, die Menschen haben uns fast überrannt!“</text:p>
      <text:p text:style-name="P7"/>
      <text:p text:style-name="P9">Uruknorg: „Wer seid ihr menschlichen <text:span text:style-name="T78">Fleischsäcke</text:span>, dass ihr denkt, euch mit <text:span text:style-name="T23">Verbündeten meiner Horde</text:span> anzulegen? Einen Becher aus eurem Schädel werde ich machen, <text:span text:style-name="T23">verweichlichte Maden</text:span>!“</text:p>
      <text:p text:style-name="P9"/>
      <text:p text:style-name="P9">Sicktus: „Pah! Hört auf zu belagern – Fangt an zu töten, Männer! Köpft diesen orkischen Wichtigtuer <text:span text:style-name="T24">Tal‘Valgor und bringt mir den rechten Fuß von Uruknorg</text:span>!“</text:p>
      <text:p text:style-name="P9"/>
      <text:p text:style-name="P9">Ugoki: „Das wird ein Spaß.“</text:p>
      <text:p text:style-name="P9"/>
      <text:p text:style-name="P10">Tedder: „<text:span text:style-name="T8"> Ein kleiner Vorgeschmack zu dem, was wir Disgustus antun werden.</text:span>“</text:p>
      <text:p text:style-name="P10"/>
      <text:p text:style-name="P10"><text:soft-page-break/>--- <text:span text:style-name="T9">Ziel: Töte alle gegnerischen Einheiten, nicht nur den Offizier Sicktus, sondern auch alle Menschen, die das Orklager belagern. Es darf keine Überlebenden geben in diesem Szenario. Darum auch „Blutbad“ der Name</text:span></text:p>
      <text:p text:style-name="P10"/>
      <text:p text:style-name="P10">--- <text:span text:style-name="T25">Wenn Sicktus stirbt…</text:span></text:p>
      <text:p text:style-name="P10"/>
      <text:p text:style-name="P15">Sicktus: „Argh.“</text:p>
      <text:p text:style-name="P10"/>
      <text:p text:style-name="P16">Ugoki: „Mensch tot.“</text:p>
      <text:p text:style-name="P10"/>
      <text:p text:style-name="P10">--- <text:span text:style-name="T10">Wenn Sicktus und seine gesamten Einheiten vernichtet sind…</text:span></text:p>
      <text:p text:style-name="P10"/>
      <text:p text:style-name="P17">Tal‘Valgor: „Yes! <text:span text:style-name="T27">Köpfe ab, d</text:span>er Sieg ist unser!“</text:p>
      <text:p text:style-name="P10"/>
      <text:p text:style-name="P11">Uruknorg: „Ich danke dir, Tedder, dass du mir geholfen hast. Solltest du oder Freunde von dir jemals Hilfe benötigen, ich werde dir mit allen Mitteln, die mir zur Verfügung stehen, zur Seite stehen. <text:span text:style-name="T26">Lasst uns aufbrechen in Richtung Tarag, zum Kriegsrat unserer Stämme.</text:span>“</text:p>
      <text:p text:style-name="P11"/>
      <text:p text:style-name="P12">Tedder: „<text:span text:style-name="T28">Nun gut</text:span>. <text:span text:style-name="T28">Ich werde aber, ganz egal, wofür dein Kriegsrat sich entscheidet, nicht lange verweilen. </text:span>Ugoki und ich werden keinen Tag mehr ruhen bis der Kopf von <text:span text:style-name="T28">König</text:span> Disgustus weit weg von seinem Körper aufgespießt wurde.“</text:p>
      <text:p text:style-name="P11"/>
      <text:p text:style-name="P11">Uruknorg: „So sei es.“</text:p>
      <text:p text:style-name="P11"/>
      <text:p text:style-name="P11"/>
      <text:p text:style-name="P11"/>
      <text:p text:style-name="P11"/>
      <text:p text:style-name="P51">Episode 7: Kriegsrat</text:p>
      <text:p text:style-name="P51"/>
      <text:p text:style-name="P18">Wir brechen auf in Richtung Tarag, der Hauptfeste von Uruknorg, <text:span text:style-name="T29">weiter im Südosten gelegen</text:span>. <text:span text:style-name="T29">Uruknorg zeigt erstaunlich großes Interesse an den Racheplänen, die Ugoki mit ihm zu teilen scheint. Er hat einige Vorschläge. Es sind allerdings langweilige, orkische Tötungsmethoden. Es endet eigentlich immer damit, einen Becher aus dem Schädel zu machen.</text:span></text:p>
      <text:p text:style-name="P18"/>
      <text:p text:style-name="P19">Die Totenbeschwörung muss ich womöglich aufgeben, bis ich einen anderen Weg, den mir bisher das Buch von Nekromant bereitete, gefunden habe. Enttäuschen<text:span text:style-name="T78">d</text:span>, aber ich will auch keine Zeit verschwenden. <text:span text:style-name="T30">Vielleicht stellt mir Uruknorg ein paar seiner Truppen unter Befehl. Eine Mischung aus Untoten und Orkkriegern, wäre doch mal was Lustiges.</text:span></text:p>
      <text:p text:style-name="P19"/>
      <text:p text:style-name="P20">Tal‘Valgor unterhält sich mit Uruknorg und erzählt, wie es dazu kam, dass es die Menschen so schnell schafften, in sein Lager einzudringen und nahezu jeden Kontakt <text:span text:style-name="T79">abzuschneiden</text:span>. <text:span text:style-name="T31">Disgustus hat wohl umgehend gehandelt, nach dem er meinen Stamm im Gebirge auslöschte. Er macht keine halben Sachen. Trolle und Orks waren im Krieg schon immer Verbündete. Wahrscheinlich wollte der Menschenkönig es nicht riskieren, von den Kriegsherren des Volkes der Orks in den Rücken gefallen zu werden.</text:span></text:p>
      <text:p text:style-name="P18"/>
      <text:p text:style-name="P18">Es dauert kaum mehr als 2 Tage und 3 Nächte, <text:span text:style-name="T29">bis </text:span>wir im Morgengrauen die Türme <text:span text:style-name="T31">von Tarag </text:span>vor uns aufragen sehen. <text:span text:style-name="T31">Es warten bereits Heerführer der anderen Orkstämme, unter anderem der Schlächter Kar‘Orugalak. Ugoki und ich haben in unseren jüngeren Jahren als Trolle Geschichten über ihn gehört – Er habe wohl einst eine gesamte Elfenstadt, von mehr als 400 Wachen bestückt, infiltriert und gnadenlos bis auf den letzten Elf abgeschlachtet.</text:span></text:p>
      <text:p text:style-name="P18"/>
      <text:p text:style-name="P21">Uruknorg wird willkommend zu seinem Platz geleitet, wo auch Ugoki und ich einen Platz, gleich neben ihm, zugewiesen bekommen.</text:p>
      <text:p text:style-name="P21"/>
      <text:p text:style-name="P21">--- <text:span text:style-name="T32">Unterhaltung zwischen Uruknorg, Tal‘Valgor, Kar‘Orugalak, Tedder und Ugoki, sowie 2 weiteren Orkheerführern (Namen: Mun‘Dorg und Karandark)</text:span></text:p>
      <text:p text:style-name="P21"/>
      <text:p text:style-name="P21">--- <text:span text:style-name="T32">Spieler bekommt nacheinander einige Optionen vorgeschlagen, was Tedder zur Unterhaltung beitragen soll. Entsprechend dem, was Tedder antwortet, werden ihn später Orkheerführer nach Bostim begleiten oder eben nicht…..</text:span></text:p>
      <text:p text:style-name="P88"/>
      <text:p text:style-name="P23"/>
      <text:p text:style-name="P28"><text:soft-page-break/>--- Das <text:span text:style-name="T34">Gespräch enthält immer 2-3 Optionen, die der Spieler für Tedder auswählen kann. Die Optionen geben einem „Punkte“, in Sympathie und Brutalität. Am Ende werden die „gesammelten Punkte“ ausgewertet, und je nach dem, ob Tedder in Sympathie oder Brutalität mehr zur Konversation beigetragen hat, begleitet ihn der dementsprechende Orkheerführer.</text:span></text:p>
      <text:p text:style-name="P40">Heerführer: Uruknorg, Tal‘Valgor, Kar‘Orugalak, Mun‘Dorg, Karandark</text:p>
      <text:p text:style-name="P23"/>
      <text:p text:style-name="P25">--- Tal‘Valgor <text:span text:style-name="T34">(Sympathie)</text:span></text:p>
      <text:p text:style-name="P27">--- Er ist ein Kriegsherr. Mit ihm <text:span text:style-name="T50">werden </text:span>Tedder <text:span text:style-name="T52">Nahkämpfer</text:span> <text:span text:style-name="T50">begleiten</text:span>.</text:p>
      <text:p text:style-name="P23"/>
      <text:p text:style-name="P25">--- Kar‘Orugalak <text:span text:style-name="T34">(Brutalität)</text:span></text:p>
      <text:p text:style-name="P27">--- Er ist ein Assassine. Mit ihm <text:span text:style-name="T50">werden </text:span>Tedder <text:span text:style-name="T52">Assassinen</text:span> <text:span text:style-name="T50">begleiten</text:span>.</text:p>
      <text:p text:style-name="P23"/>
      <text:p text:style-name="P26">--- <text:span text:style-name="T45">Mun‘Dorg ist ein Kharraschschütze, </text:span>Karandark <text:span text:style-name="T33">ist ein weiterer Kriegsherr, wie Tal‘Valgor – Erstere beiden begleiten einen nie. Mun‘Dorg hält mit Uruknorg Wache für die Stadt Tarag, Karandark wird zurück nach Südwesten, hinter den Wachsamen Wald, reisen.</text:span></text:p>
      <text:p text:style-name="P26"/>
      <text:p text:style-name="P26"/>
      <text:p text:style-name="P53">Unterhaltung <text:span text:style-name="T51">beginnt</text:span></text:p>
      <text:p text:style-name="P29"/>
      <text:p text:style-name="P29">Kar‘Orugalak: „Seid gegrüßt, Uruknorg und <text:span text:style-name="T55">hässliche </text:span>Fremde. Hat sich deine Reise in den Nordwesten als <text:span text:style-name="T36">n</text:span>ützlich erwiesen?“</text:p>
      <text:p text:style-name="P29"/>
      <text:p text:style-name="P29">Uruknorg: „Und wie. Ich freue mich, dass auch du es geschafft hast, <text:span text:style-name="T37">Kar‘Orugalak</text:span>. Die Gerüchte der Elfen erwiesen sich als <text:span text:style-name="T56">wahr:</text:span> Tedder ist am Leben.“</text:p>
      <text:p text:style-name="P38"/>
      <text:p text:style-name="P29"><text:span text:style-name="T38">(+</text:span><text:span text:style-name="T47">Sympathie</text:span><text:span text:style-name="T38">) </text:span>Tedder: „Najaa, eigentlich nicht wirklich am Leben. Vi<text:span text:style-name="T42">elleicht</text:span> existent, allerdings untot. Freut mich, dass ich <text:span text:style-name="T43">dich persönlich kennenlerne, Kar‘Orugalak</text:span>.“</text:p>
      <text:p text:style-name="P30">(+<text:span text:style-name="T46">Brutalität</text:span>) Tedder: „Ich bin tot, aber weile unter den Lebenden.<text:span text:style-name="T35"> Wie lange wird das hier dauern? </text:span>Ich muss die Tage Disgustus Gedärme noch entnehmen.“</text:p>
      <text:p text:style-name="P55">Wenn Sympathie:</text:p>
      <text:p text:style-name="P31">Tal‘Valgor: „<text:span text:style-name="T39">Tedder ist ein Ehrenmann, ganz wie früher. Es hat Freude bereitet, bei der kürzlichen Belagerung aus Bostim zuzusehen, wie die Menschen vor ihm flohen.</text:span>“</text:p>
      <text:p text:style-name="P55">Wenn Brutalität:</text:p>
      <text:p text:style-name="P31">Kar‘Orugalak: „Haha<text:span text:style-name="T57">ha</text:span>, bist ganz schön schroff geworden, Tedder. Nicht mehr der kleine, liebenswerte <text:span text:style-name="T44">W</text:span>elpe von früher, was?“</text:p>
      <text:p text:style-name="P24"/>
      <text:p text:style-name="P32">Mun‘Dorg: „Können wir das Gequatsche beiseite lassen. Uruknorg, was war der Grund für diese Kriegsratsitzung? Nur das Nichttotsein von Tedder? Oder hast du dich <text:span text:style-name="T40">endlich </text:span>entschieden, gegen König Disgustus I. vorzugehen?“</text:p>
      <text:p text:style-name="P32"/>
      <text:p text:style-name="P33">Uruknorg: „Immer mit der Ruhe, Mun‘Dorg. <text:span text:style-name="T41">Die Gründe dieses Zusammentreffens sind beide von dir genannt worden. Die Wiederauferstehung von Tedder und seine Entscheidung, sich als Untoter mit den Orks erneut zu verbünden, hat auch die meinige Entscheidung vereinfacht.</text:span>“</text:p>
      <text:p text:style-name="P33"/>
      <text:p text:style-name="P34">Karandark: „Seit wann machen Orks und Untote gemeinsame Sache? Verbrennen sollten wir diese Monster!“</text:p>
      <text:p text:style-name="P39"/>
      <text:p text:style-name="P35">(+<text:span text:style-name="T48">Sympathie</text:span>) Tedder: „Da hast du wohl recht, Ork. Wie war dein Name doch gleich? Wir wurden noch nicht einander vorgestellt, glaube ich.“</text:p>
      <text:p text:style-name="P35">(+<text:span text:style-name="T48">Brutalität</text:span>) Tedder: „<text:span text:style-name="T45">Immer langsam, Abscheulichkeit. Ich bin kein finstrer Lichfürst, der versucht, den gesamten Kontinent zu unterwerfen. Sehe mich als Troll, so wie ich einst in den Bergen über alles und jeden herrschte.</text:span>“</text:p>
      <text:p text:style-name="P56">Wenn Sympathie:</text:p>
      <text:p text:style-name="P36">Uruknorg: „Das ist Karandark, Heerführer des Stammes aus dem Südwesten, hinter dem Wachsamen Wald. Er wird <text:span text:style-name="T49">nach unserer Besprechung</text:span> zurück zu seinen Mannen reisen, da die Elfen seit dem Verrat von Disgustus etwas schwierig zu handhaben sind.“</text:p>
      <text:p text:style-name="P56">Wenn Brutalität:</text:p>
      <text:p text:style-name="P59">Karandark: „<text:span text:style-name="T57">Dieses klapprige Wesen nennt mich eine Abscheulichkeit? Seinen Schädel werde ich herunterreißen und </text:span>die <text:span text:style-name="T57">Rippen </text:span>dieses totenbeschwörenden Knecht<text:span text:style-name="T80">en</text:span> den Wölfen zum Fraß vor<text:span text:style-name="T57">werfen</text:span>!“</text:p>
      <text:p text:style-name="P60">Uruknorg: „Heh, Karandark. Dieser <text:span text:style-name="T53">Untote</text:span>, oder nennen wir ihn doch bitte einfach bei seinem Namen, Tedder, wird für uns Bostim niederbrennen. Etwas Wertschätzung, bitte.“</text:p>
      <text:p text:style-name="P60"/>
      <text:p text:style-name="P62">Mun‘Dorg: „Ruhe, jetzt. Wo bleiben die wichtigen Punkte?“</text:p>
      <text:p text:style-name="P62"><text:soft-page-break/></text:p>
      <text:p text:style-name="P62">Uruknorg: „Tedder, bitte berichte uns, was dir und deinen Trollen in eurer Heimat in den Tückischen Gipfeln vor einigen Wochen widerfahren ist.“</text:p>
      <text:p text:style-name="P62"/>
      <text:p text:style-name="P62">Tedder: „Es war ohne jegliche Vorwarnung, wenn man die gnadenlose Ermordung einem meiner ehemaligen stärksten Krieger beiseite lässt. Das Schwein Disgustus ...“</text:p>
      <text:p text:style-name="P62"/>
      <text:p text:style-name="P65">Dialog: „Und so erzählte Tedder von seiner Auferstehung, von der Flucht aus den kalten, steinigen Höhlen, der Bekanntschaft mit Nekromant und dem Tod von <text:span text:style-name="T58">Vasolin, dem Elfenkönig.</text:span>“</text:p>
      <text:p text:style-name="P63"/>
      <text:p text:style-name="P62">Tal‘Valgor: „<text:span text:style-name="T80">Beginnt </text:span>ähnlich zu dem, was mir und meinen Mannen vor wenigen Tagen zustieß. Nur, dass Tedder damals keiner zur Hilfe eilte.“</text:p>
      <text:p text:style-name="P62"/>
      <text:p text:style-name="P62">Kar‘Orugalak: „Pah! Dieser hinterhältige <text:span text:style-name="T58">Menschenwurm</text:span>. Wenn ihr mich überzeugt, werde ich euch begleiten und bei der Hinrichtung dieses widerwärtigen Möchtegernkönig<text:span text:style-name="T80">s</text:span> Disgustus zusehen <text:span text:style-name="T54">und </text:span>seine <text:span text:style-name="T54">Fingerknochen zu Messern verarbeiten</text:span>!“</text:p>
      <text:p text:style-name="P62"/>
      <text:p text:style-name="P64">(+<text:span text:style-name="T46">Sympathie</text:span>) Tedder: „Wir werden uns der Sache zivilisiert und mit Genuss annehmen.“</text:p>
      <text:p text:style-name="P64">(+<text:span text:style-name="T46">Brutalität</text:span>) Tedder: „Brutalität ist, was wir brauchen. <text:span text:style-name="T59">Seine Hände sollst du bekommen!</text:span>“</text:p>
      <text:p text:style-name="P57">Wenn Sympathie:</text:p>
      <text:p text:style-name="P66">Kar‘Orugalak: „Pfft, Schwächling.“</text:p>
      <text:p text:style-name="P58">Wenn Brutalität:</text:p>
      <text:p text:style-name="P66">Tal‘Valgor: „Ich denke wohl kaum, dass ich an solchen Vergehen Zeit verschwenden sollte.“</text:p>
      <text:p text:style-name="P64"/>
      <text:p text:style-name="P66">Uruknorg: „Ganz egal, wie ihr Disgustus Leben beendet oder was für eine Folter ihn erwartet. Ich möchte einen der anwesenden Heerführer ersuchen, Tedder bei seiner Rache an Disgustus mit ein paar Mann zur Seite zu stehen. Ich selbst habe hier, in Tarag, mit Mun‘Dorg etwas zu klären. Karandark wird, wie bereits erwähnt, die Elfen südwestlich des Wachsamen Waldes im Zaum halten. Wie steht es mit euch anderen zwei?“</text:p>
      <text:p text:style-name="P66"/>
      <text:p text:style-name="P76">--- Wenn <text:span text:style-name="T65">(aktuell) </text:span>Sympathie <text:span text:style-name="T64">überwiegt</text:span>…</text:p>
      <text:p text:style-name="P76"/>
      <text:p text:style-name="P67">Tal‘Valgor: „Ich bin Tedder mein Leben schuldig. Ohne seine Hilfe wäre ich vom Offizier Sicktus überrannt worden. <text:span text:style-name="T61">Wenn Tedder wünscht, dass ich mit ihm komme, werde ich ihn mit meinem halben Heer begleiten.</text:span>“</text:p>
      <text:p text:style-name="P67"/>
      <text:p text:style-name="P71">Kar‘Orugalak: „<text:span text:style-name="T67">Für so was fragst du mich? </text:span>Das wird doch eh <text:span text:style-name="T68">nur </text:span>langweilen.“</text:p>
      <text:p text:style-name="P71"/>
      <text:p text:style-name="P69"><text:span text:style-name="T63">(+Sympathie) </text:span>Tedder: „<text:span text:style-name="T62">Tal‘Valgor soll es sein.</text:span>“</text:p>
      <text:p text:style-name="P69"><text:span text:style-name="T63">(+Brutalität) </text:span>Tedder: „<text:span text:style-name="T62">Kar‘Orugalak, wenn du es wünschst, bekommst du auch die Zehen, zusätzlich zu den Fingerknochen.</text:span>“</text:p>
      <text:p text:style-name="P77"/>
      <text:p text:style-name="P76">--- Wenn <text:span text:style-name="T65">(aktuell) Brutalität höher ist</text:span>…</text:p>
      <text:p text:style-name="P78"/>
      <text:p text:style-name="P66">Kar‘Orugalak: „<text:span text:style-name="T68">Ich könnte </text:span>meine Attentäter nach Bostim <text:span text:style-name="T68">schicken und euch begleiten lassen </text:span>– Eine Stadt, voll mit verlogenen und verkorksten Menschen. <text:span text:style-name="T68">Wieso nicht?</text:span>“</text:p>
      <text:p text:style-name="P66"/>
      <text:p text:style-name="P72">Tal‘Valgor: „Ich bin Tedder mein Leben schuldig. <text:span text:style-name="T60">Ohne seine Hilfe wäre ich vom Offizier Sicktus überrannt worden. </text:span>Doch das ist nicht mein Bier. Ich habe die Kriege nördlich des Schwarzen Flusses zwischen Orks und Menschen nie verstanden. Ich werde mich raushalten.“</text:p>
      <text:p text:style-name="P72"/>
      <text:p text:style-name="P69"><text:span text:style-name="T63">(+Sympathie) </text:span>Tedder: „<text:span text:style-name="T68">Schade, Tal‘Valgor. Es würde mich dennoch freuen, wenn du mit mir kommst – Deine Schuld sähe ich als beglichen. Überdenke deine Entscheidung noch einmal.</text:span>“</text:p>
      <text:p text:style-name="P69"><text:span text:style-name="T63">(+Brutalität) </text:span>Tedder: „<text:span text:style-name="T62">Kar‘Orugalak, die Fingerknochen stehen dir zu.</text:span></text:p>
      <text:p text:style-name="P66"/>
      <text:p text:style-name="P75">--- <text:span text:style-name="T66">Ende des Wenn...Dann</text:span></text:p>
      <text:p text:style-name="P70"/>
      <text:p text:style-name="P79">--- Wenn <text:span text:style-name="T69">Tedder Tal‘Valgor wünscht...</text:span></text:p>
      <text:p text:style-name="P70"/>
      <text:p text:style-name="P70">Ugoki: „Pfft, Dieser Val‘Ralgot ist viel zu anständig. Das kann doch gar keinen Spaß <text:span text:style-name="T81">machen</text:span>! Tedder, ich dachte, wir machen das ganze auf meine Weise? Habe ich nicht...“</text:p>
      <text:p text:style-name="P70"/>
      <text:p text:style-name="P70">Tedder: „Schweig, Ugoki. Bostim ist eine stark verteidigte Menschenstadt. Unser erster Schritt ist es, die Mauern zu überwinden und an Disgustus selbst heranzukommen.“</text:p>
      <text:p text:style-name="P70"><text:soft-page-break/></text:p>
      <text:p text:style-name="P70">Ugoki: „...“</text:p>
      <text:p text:style-name="P70"/>
      <text:p text:style-name="P75">--- Wenn Tal‘Valgor auch mitkommen wi<text:span text:style-name="T69">ll...</text:span></text:p>
      <text:p text:style-name="P75"/>
      <text:p text:style-name="P81">Uruknorg: „So soll es sein. <text:span text:style-name="T69">Tal‘Valgor wird dich begleiten</text:span>“</text:p>
      <text:p text:style-name="P81"/>
      <text:p text:style-name="P81">Tal‘Valgor: „Wann brechen wir auf?“</text:p>
      <text:p text:style-name="P81"/>
      <text:p text:style-name="P75">--- Wenn Tal‘Valgor nicht mitkommt</text:p>
      <text:p text:style-name="P75"/>
      <text:p text:style-name="P81">Tal‘Valgor: „Ich <text:span text:style-name="T69">lehne dankend ab, Tedder. Ein ander Mal stehe ich dir jeder Zeit zu Diensten, um meine Schuld zu begleichen – Doch die Rache soll die deinige bleiben.</text:span>“</text:p>
      <text:p text:style-name="P81"/>
      <text:p text:style-name="P82">Kar‘Orugalak: „Zum Teufel mit diesen Rattenfressern aus Bostim!“</text:p>
      <text:p text:style-name="P75"/>
      <text:p text:style-name="P79">--- Wenn <text:span text:style-name="T69">Tedder Kar‘Orugalak wünscht…</text:span></text:p>
      <text:p text:style-name="P79"/>
      <text:p text:style-name="P82">Ugoki: „Mit dem hätten wir gemeinsam eine Menge Spaß, das weiß ich jetzt schon.“</text:p>
      <text:p text:style-name="P75"/>
      <text:p text:style-name="P75">--- Wenn Kar‘Orugalak auch mitkommen will…</text:p>
      <text:p text:style-name="P75"/>
      <text:p text:style-name="P82">Uruknorg: „So soll es sein. Kar‘Orugalak wird dich begleiten.“</text:p>
      <text:p text:style-name="P82"/>
      <text:p text:style-name="P82">Kar‘Orugalak: „Blut wird fließen!“</text:p>
      <text:p text:style-name="P75"/>
      <text:p text:style-name="P75">--- Wenn Kar‘Orugalak nicht mitkommt</text:p>
      <text:p text:style-name="P68"/>
      <text:p text:style-name="P73">Kar‘Orugalak: „Pah! Nein danke, Troll. Schlaf bekomme ich auch hier genug.“</text:p>
      <text:p text:style-name="P73"/>
      <text:p text:style-name="P73">Tal‘Valgor: „So lasst mich euch begleiten, Tedder, und meine Schuld bei dir begleichen.“</text:p>
      <text:p text:style-name="P61"/>
      <text:p text:style-name="P74"><text:span text:style-name="T51">Unterhaltung</text:span> zu Ende</text:p>
      <text:p text:style-name="P89"/>
      <text:p text:style-name="P37"/>
      <text:p text:style-name="P21"/>
      <text:p text:style-name="P21"/>
      <text:p text:style-name="P21"/>
      <text:p text:style-name="P52">Episode 8: Rache</text:p>
      <text:p text:style-name="P13"/>
      <text:p text:style-name="P22">Die Zeit der Rache war gekommen.</text:p>
      <text:p text:style-name="P22"/>
      <text:p text:style-name="P41">Durch die Orks, die mich begleiten, sind wir wohl sogar nahezu gleich auf mit der Zahl der Krieger aus Bostims Streitmacht. Es wird ein Blutbad werden, so wie wir Sicktus bereits den Kopf abschlugen. Nur noch viel, viel mehr Blut und rollende Köpfe.</text:p>
      <text:p text:style-name="P22"/>
      <text:p text:style-name="P41">Meine Totenbeschwörungskünste haben sich nicht mehr weiterentwickelt. Doch meine Skelettkrieger sind tödlich genug. Die Menschen werden zwischen Äxten und Krummschwertern verblutend ihr Ende finden. Ich frage mich, was aus Nekromant in der Zwischenzeit geworden ist. Ich denke, ich werde nach dem Tod von Disgustus persönlich der Festung des widerwärtigen Totenbeschwörers einen Besuch abstatten.</text:p>
      <text:p text:style-name="P41"/>
      <text:p text:style-name="P80">--- Wenn einen Tal‘Valgor begleitet</text:p>
      <text:p text:style-name="P80"/>
      <text:p text:style-name="P83">Tal‘Valgors krummschwertschwingende Grunzer sind Angsteinflößend, selbst für mich. Sie haben kaum etwas an Skeletten auszurichten, doch gegen menschliche Soldaten sind sie eine Köstlichkeit. Ugoki ist enttäuscht, dass uns nicht Kar‘Orugalak begleitet. Die beiden haben irgendwie eine Wellenlänge, verstehst du? Solange Köpfe rollen und Blut fließt sind beide glücklich. Doch Tal‘Valgor ist ein anständiger Ork – Er will <text:s/>lediglich seine Schuld bei mir begleichen, die ich eigentlich nie als eine sah. Es war viel mehr Uruknorg, der Bostim von seinen Mannen vertrieben hatte.</text:p>
      <text:p text:style-name="P80"/>
      <text:p text:style-name="P80">--- Wenn einen Kar‘Orugalak begleitet</text:p>
      <text:p text:style-name="P80"/>
      <text:p text:style-name="P83"><text:soft-page-break/>Kar‘Orugalaks messerwerfende Meuchler sind wirklich klein gebaut, verglichen mit den anderen Kriegern der Orks. Aber Uruknorg versprach mir, kurz bevor wir aufbrachen, dass alle lebenden Wesen ihren in Gift getauchten Messern schnellstens erliegen. Ugoki ist sehr glücklich, dass Tal‘Valgor bei seinen eigenen Kriegern bleibt und uns nicht im Weg umgeht. Kar‘Orugalak und Ugoki verstehen sich so wie ewig beste Freunde. Köpfe sollten rollen, Blut fließen, Hände zerquetscht und Gliedmaßen verstummelt. Das ist auch so ziemlich das einzige, worüber sie sich unterhalten.</text:p>
      <text:p text:style-name="P80"/>
      <text:p text:style-name="P80">--- Ende Wenn...Dann</text:p>
      <text:p text:style-name="P80"/>
      <text:p text:style-name="P84">Wir sind jetzt an dem Lager, wo wir Tal‘Valgor halfen, gegen Sicktus standzuhalten. Am nächsten Morgen und zwei weitere Stunden zu Fuß und es ragen die Türme von Bostim in weiter Ferne vor uns auf. <text:span text:style-name="T70">Es sollte noch gut einen halben Tagesmarsch mit den Orks dauern, bis wir unser Lager aufschlagen können um die dort lebenden Menschen zu vernichten. Es wird ein Genuss sein, den Körper von dem so genannten König von Bostim ausleben zu sehen. Ich werde spüren können, wie der Tod seine Seele verschlingt. Schade, dass ich nicht das Buch von Nekromant gekauft hatte. Es hätte mir so viel lehren können.</text:span></text:p>
      <text:p text:style-name="P84"/>
      <text:p text:style-name="P85">Wir sind nun knapp vor den Toren zu Bostim. Die ersten Ritter, die uns vor ein paar Stunden entgegen kamen, haben die Orks als Wegnahrung verspeist. <text:span text:style-name="T72">Bostim wird fallen.</text:span></text:p>
      <text:p text:style-name="P85"/>
      <text:p text:style-name="P85">--- <text:span text:style-name="T71">Bostim ist im Nordosten der Karte, Tedder und sein gewählter Verbündeter sind im Südosten.</text:span></text:p>
      <text:p text:style-name="P85"/>
      <text:p text:style-name="P86">--- Je nachdem, ob Kar‘Orugalak oder Tal‘Valgor der Verbündete ist, kommt der Dialog</text:p>
      <text:p text:style-name="P86"/>
      <text:p text:style-name="P86">Kar‘Orugalak: „Brennt alles nieder, Krieger! Vergiftet diese Kakerlaken und sorgt für einen qualvollen Tod ihrer Kinder und Frauen!“</text:p>
      <text:p text:style-name="P86"/>
      <text:p text:style-name="P86">Tal‘Valgor: „Meine Grunzer – Brennt alles nieder! Bringt König Disgustus lebendig zu Tedder. Dem Rest: Kopf ab!“</text:p>
      <text:p text:style-name="P80"/>
      <text:p text:style-name="P42">Tedder: „Disgustus! Du stinkende, sabbernde Made! Komm vor die Stadttore und stelle dich wie es ein Würdiger tun würde!“</text:p>
      <text:p text:style-name="P42"/>
      <text:p text:style-name="P42">Disgustus: „Wer seid ihr, Orks? Pah. Stadtwache, tränkt den Boden mit ihrem Blut!“</text:p>
      <text:p text:style-name="P42"/>
      <text:p text:style-name="P91">Kar‘Orugalak: „Reißt diesem Widerling die Kehle raus!“</text:p>
      <text:p text:style-name="P42"/>
      <text:p text:style-name="P91">Tal‘Valgor: „<text:span text:style-name="T82">Minütlich </text:span>werden <text:span text:style-name="T82">sie </text:span>ihr Ableben beschreiten.“</text:p>
      <text:p text:style-name="P42"/>
      <text:p text:style-name="P42">Ugoki: „Knie nieder, Abschaum! Deine Herrschaft hier ist zu Ende!“</text:p>
      <text:p text:style-name="P42"/>
      <text:p text:style-name="P42">Tedder: „Erinnerst du dich nicht an den Tag, als du deine ehemaligen Verbündeten überfielst? Mein Name ist Tedder – Und der Tod ist dir sicher!“</text:p>
      <text:p text:style-name="P42"/>
      <text:p text:style-name="P42">Disgustus: „Tedder? Das kann nicht sein. Wie kommt es, dass du nicht tot bist, wie der Rest deines verkümmerten Trollstammes?“</text:p>
      <text:p text:style-name="P42"/>
      <text:p text:style-name="P42">Tedder: „Die Toten wollten sich an dir rächen. Ich bin die Rache. Ich bin dein Gevatter Tod, hinterhältige Ratte!“</text:p>
      <text:p text:style-name="P42"/>
      <text:p text:style-name="P42">Tedder: „Orks, <text:span text:style-name="T83">keine Gnade</text:span>! Möge der Tod meine Armeen Bostim für die Ewigkeiten dem Erdboden gleich machen!“</text:p>
      <text:p text:style-name="P42"/>
      <text:p text:style-name="P42">--- <text:span text:style-name="T73">Ziel: Tötet alle gegnerischen Anführer</text:span></text:p>
      <text:p text:style-name="P42"/>
      <text:p text:style-name="P42">--- <text:span text:style-name="T74">Nach einiger Zeit kommt Nekromant von Südwesten, ziemlich nah zu dem Lager von Tedder und seinem orkischen Verbündeten. Nekromant und Menschen sind jedoch auch befeindet!</text:span></text:p>
      <text:p text:style-name="P42"/>
      <text:p text:style-name="P44">Nekromant: „So sieht man sich wieder, Pfuscher. Und deine grässlichen Orks sind dem Tode geweiht. Möge die Macht der Toten über euch kommen!“</text:p>
      <text:p text:style-name="P44"/>
      <text:p text:style-name="P44">Tedder: „Nekromant. Tötet ihn!“</text:p>
      <text:p text:style-name="P44"/>
      <text:p text:style-name="P44"><text:soft-page-break/>Kar‘Orugalak: „Dieser Widerling mit seinen Experimenten! Er wird mir nicht entkommen, weder noch Gefangener werden, wie er es einst war. Tötet ihn!“</text:p>
      <text:p text:style-name="P44"/>
      <text:p text:style-name="P44">Tal‘Valgor: „Grunzer – Tötet diesen herumexperimentierenden Totenbeschwörer!“</text:p>
      <text:p text:style-name="P44"/>
      <text:p text:style-name="P95">--- <text:span text:style-name="T84">Nach ein paar weiteren Runden kommt ein Elf, Landolin, Sohn von Vasolin</text:span></text:p>
      <text:p text:style-name="P95"/>
      <text:p text:style-name="P93">Landolin: „Diese klapprigen Untoten haben meinen Vater Vasolin in das Reich der Toten geschickt! Tötet sie alle!“</text:p>
      <text:p text:style-name="P44"/>
      <text:p text:style-name="P43">--- <text:span text:style-name="T74">Wenn Nekromant stirbt…</text:span></text:p>
      <text:p text:style-name="P43"/>
      <text:p text:style-name="P44">Nekromant: „Das wars wohl – Ade, geliebte Welt und Tote. Ich hätte dir so viel beibringen können, Tedder, dass sogar die finstersten Lichfürsten vor dir erzitterten.“</text:p>
      <text:p text:style-name="P44"/>
      <text:p text:style-name="P44">Tedder: „Kopf ab!“</text:p>
      <text:p text:style-name="P44"/>
      <text:p text:style-name="P44">--- Wenn Disgustus stirbt…</text:p>
      <text:p text:style-name="P44"/>
      <text:p text:style-name="P44">Ugoki: „Nicht töten! Foltern!“</text:p>
      <text:p text:style-name="P44"/>
      <text:p text:style-name="P44">Tedder: „Haltet ein, Männer. Dieser Menschenkönig gehört Ugoki und mir.“</text:p>
      <text:p text:style-name="P44"/>
      <text:p text:style-name="P96">--- <text:span text:style-name="T85">Wenn Landolin stirbt</text:span></text:p>
      <text:p text:style-name="P96"/>
      <text:p text:style-name="P97">Landolin: „Neeiiiin! Meine Blutlinie darf nicht aussterben! Das ist nicht...“</text:p>
      <text:p text:style-name="P97"/>
      <text:p text:style-name="P97">Ugoki: „Da sind die Arme ab.“</text:p>
      <text:p text:style-name="P97"/>
      <text:p text:style-name="P97">Landolin: „AHHHHH!!!!“</text:p>
      <text:p text:style-name="P97"/>
      <text:p text:style-name="P97">Ugoki: „Da rollt der Kopf.“</text:p>
      <text:p text:style-name="P44"/>
      <text:p text:style-name="P45">--- <text:span text:style-name="T75">Wenn Disgustus, Landolin und Nekromant getötet wurden, wird diese Story zu ende erzählt….</text:span></text:p>
      <text:p text:style-name="P45"/>
      <text:p text:style-name="P44">Tedder: „So sollte der gewaltsame Krieg begonnen haben. <text:span text:style-name="T76">E</text:span>in König wartet auf mich.“</text:p>
      <text:p text:style-name="P44"/>
      <text:p text:style-name="P44"/>
      <text:p text:style-name="P44"/>
      <text:p text:style-name="P44"/>
      <text:p text:style-name="P54">Epilog</text:p>
      <text:p text:style-name="P54"/>
      <text:p text:style-name="P46">Bostim ist gefallen. Disgustus <text:span text:style-name="T77">rechtes Bein fehlt bereits, als Ugoki und ich zu ihm kommen. Die Folter werde ich in einem Wort zusammenfassen: Untugendhaft.</text:span></text:p>
      <text:p text:style-name="P54"/>
      <text:p text:style-name="P47">König Disgustus I. gehört der Vergangenheit an. Die Fingerknochen behalte ich, für Kar‘Orugalaks Messerchen.</text:p>
      <text:p text:style-name="P47"/>
      <text:p text:style-name="P48">Uruknorg und die anderen Stammeshäuptlinge stellen sicher, dass es keine aufmüpfigen Elfchen oder Menschlein südlich des Schwarzen Flusses mehr an eine solche Machtposition, wie es sie in Bostim einst gab, schaffen werden.</text:p>
      <text:p text:style-name="P48"/>
      <text:p text:style-name="P48">Ugoki sagt, er will nach Südwesten gehen und ein wenig durch den Wachsamen Wald streifen, um die schlechten Tage zu vergessen. Wahrscheinlicher ist, dass er ein paar weitere Pferde der Elfen verspeisen wird.</text:p>
      <text:p text:style-name="P48"/>
      <text:p text:style-name="P48">Was mich betrifft – Meine Rache an Disgustus ist vollbracht. Es war, um ehrlich zu sein, nicht befriedigend genug. Aber was solls. Ich werde mich nun nach Norden, in mein ehemaliges Dorf in den Tückischen Gipfeln begeben, um nachzusehen, ob irgendwelche Trolle meines Stammes überlebt und sich versteckt hatten, oder vielleicht doch noch unter unbewachter Gefangenschaft eingekerkert waren.</text:p>
      <text:p text:style-name="P48"/>
      <text:p text:style-name="P48">Der Friede ist wieder eingekehrt. Menschen sagen nichts mehr. Elfen sagen nichts mehr. Mein Rachefeldzug hatte doch für alle etwas Gutes.</text:p>
      <text:p text:style-name="P48"><text:soft-page-break/></text:p>
      <text:p text:style-name="P99">--- <text:span text:style-name="T86">Wenn man noch NICHT Story B gespielt hat…</text:span></text:p>
      <text:p text:style-name="P99"/>
      <text:p text:style-name="P100">Ich frage mich, wie es Ugoki, mir uns unserer Rache ergangen wäre, wenn wir alleine den Weg zu Disgustus Toren beschritten hätten. Wenn wir an jenem Tage, an dem ich mich für die Totenbeschwörung entschied, umgehend nach Osten aufgebrochen wären… </text:p>
      <text:p text:style-name="P100"/>
      <text:p text:style-name="P100">Wenn wir ohne <text:span text:style-name="T91">Hilfe der Orks </text:span>versucht hätten, Bostims König den Gar auszumachen…</text:p>
      <text:p text:style-name="P100"/>
      <text:p text:style-name="P101">Tedder:</text:p>
      <text:p text:style-name="P102">Wir brechen umgehend nach Osten auf, um diese<text:span text:style-name="T87">m</text:span> widerlichen Menschen in Bostim den Gar auszumachen. <text:span text:style-name="T88">Lebt wohl, dunkler Zauberfreund!</text:span></text:p>
      <text:p text:style-name="P102"/>
      <text:p text:style-name="P103">Nekromant:</text:p>
      <text:p text:style-name="P104">Nun denn, meine Lieben. Ich hoffe, ihr werdet erfolgreich sein und über die Menschen siegen – Ich werde mich meinen eigenen <text:span text:style-name="T89">Angelegenheiten</text:span> widmen. <text:span text:style-name="T90">Womöglich</text:span> sieht man sich wieder!</text:p>
      <text:p text:style-name="P99"/>
      <text:p text:style-name="P100">=&gt; StoryB.odt</text:p>
      <text:p text:style-name="P94"/>
      <text:p text:style-name="P87"/>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38:07.911000000</meta:creation-date>
    <meta:generator>LibreOffice/5.4.6.2$Windows_X86_64 LibreOffice_project/4014ce260a04f1026ba855d3b8d91541c224eab8</meta:generator>
    <dc:date>2018-05-26T21:08:53</dc:date>
    <meta:editing-duration>P1DT1H2M55S</meta:editing-duration>
    <meta:editing-cycles>158</meta:editing-cycles>
    <meta:document-statistic meta:table-count="0" meta:image-count="0" meta:object-count="0" meta:page-count="8" meta:paragraph-count="162" meta:word-count="3193" meta:character-count="21456" meta:non-whitespace-character-count="18409"/>
  </office:meta>
</office:document-meta>
</file>